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libri" svg:font-family="Calibri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2" style:family="table-column">
      <style:table-column-properties fo:break-before="auto" style:column-width="4.2807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5846in"/>
    </style:style>
    <style:style style:name="co15" style:family="table-column">
      <style:table-column-properties fo:break-before="auto" style:column-width="0.9846in"/>
    </style:style>
    <style:style style:name="co16" style:family="table-column">
      <style:table-column-properties fo:break-before="auto" style:column-width="0.9535in"/>
    </style:style>
    <style:style style:name="co5" style:family="table-column">
      <style:table-column-properties fo:break-before="auto" style:column-width="0.9925in"/>
    </style:style>
    <style:style style:name="co17" style:family="table-column">
      <style:table-column-properties fo:break-before="auto" style:column-width="1.3783in"/>
    </style:style>
    <style:style style:name="co18" style:family="table-column">
      <style:table-column-properties fo:break-before="auto" style:column-width="1.0307in"/>
    </style:style>
    <style:style style:name="co1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4.8602in"/>
    </style:style>
    <style:style style:name="co11" style:family="table-column">
      <style:table-column-properties fo:break-before="auto" style:column-width="2.5709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7028in"/>
    </style:style>
    <style:style style:name="co22" style:family="table-column">
      <style:table-column-properties fo:break-before="auto" style:column-width="1.0181in"/>
    </style:style>
    <style:style style:name="co23" style:family="table-column">
      <style:table-column-properties fo:break-before="auto" style:column-width="1.6173in"/>
    </style:style>
    <style:style style:name="co24" style:family="table-column">
      <style:table-column-properties fo:break-before="auto" style:column-width="1.9319in"/>
    </style:style>
    <style:style style:name="co25" style:family="table-column">
      <style:table-column-properties fo:break-before="auto" style:column-width="0.8752in"/>
    </style:style>
    <style:style style:name="co26" style:family="table-column">
      <style:table-column-properties fo:break-before="auto" style:column-width="2.8709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8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193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text-position="" style:font-name="Cantarell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antarell" fo:font-size="10pt" style:font-size-asian="10pt" style:font-size-complex="10pt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position="" style:font-name="Cantarell" fo:font-size="10pt" style:font-name-asian="WenQuanYi Zen Hei" style:font-size-asian="10pt" style:font-name-complex="Calibri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position="" style:font-name="Cantarell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position="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 style:font-name="Cantarell" fo:font-size="10pt" style:font-size-asian="10pt" style:font-size-complex="10pt"/>
    </style:style>
    <style:style style:name="ce58" style:family="table-cell" style:parent-style-name="Default" style:data-style-name="N104">
      <style:text-properties style:text-position="" style:font-name="Cantarell" fo:font-size="10pt" style:font-size-asian="10pt" style:font-size-complex="10pt"/>
    </style:style>
    <style:style style:name="ce5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position="" style:font-name="Cantarel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text-position="" style:font-name="Cantarell" fo:font-size="10pt" style:font-size-asian="10pt" style:font-size-complex="10pt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font-name="Cantarell" fo:font-size="10pt" style:font-name-asian="WenQuanYi Zen Hei" style:font-size-asian="10pt" style:font-name-complex="Calibri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font-name="Cantarell" fo:font-size="10pt" style:font-size-asian="10pt" style:font-size-complex="10pt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font-name="calibri" fo:font-size="10pt" style:font-size-asian="10pt" style:font-size-complex="10pt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ffffcc" style:text-align-source="fix" style:repeat-content="false"/>
      <style:paragraph-properties fo:text-align="start" fo:margin-left="0.278in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.278in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ext-properties style:font-name="Cantarell" fo:font-size="10pt" style:font-size-asian="10pt" style:font-size-complex="10pt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cc"/>
      <style:text-properties fo:font-size="10pt" style:font-size-asian="10pt" style:font-size-complex="10pt"/>
    </style:style>
    <style:style style:name="ce82" style:family="table-cell" style:parent-style-name="Default">
      <style:table-cell-properties fo:background-color="#ffffcc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ntarell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ntarel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 style:data-style-name="N128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ntarel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 style:data-style-name="N104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 style:data-style-name="N131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4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OM" table:style-name="ta3" table:print="false">
        <office:forms form:automatic-focus="false" form:apply-design-mode="false"/>
        <table:table-column table:style-name="co10" table:default-cell-style-name="ce69"/>
        <table:table-column table:style-name="co11" table:default-cell-style-name="ce69"/>
        <table:table-column table:style-name="co20" table:default-cell-style-name="ce69"/>
        <table:table-column table:style-name="co21" table:default-cell-style-name="ce70"/>
        <table:table-column table:style-name="co5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default-cell-style-name="ce70"/>
        <table:table-column table:style-name="co25" table:default-cell-style-name="ce92"/>
        <table:table-column table:style-name="co25" table:default-cell-style-name="ce70"/>
        <table:table-column table:style-name="co25" table:number-columns-repeated="2" table:default-cell-style-name="ce69"/>
        <table:table-column table:style-name="co26" table:default-cell-style-name="ce69"/>
        <table:table-column table:style-name="co27" table:number-columns-repeated="231" table:default-cell-style-name="ce69"/>
        <table:table-column table:style-name="co28" table:number-columns-repeated="13" table:default-cell-style-name="ce113"/>
        <table:table-column table:style-name="co28" table:number-columns-repeated="767" table:default-cell-style-name="Default"/>
        <table:table-row table:style-name="ro2">
          <table:table-cell table:style-name="ce22" office:value-type="string">
            <text:p>Description</text:p>
          </table:table-cell>
          <table:table-cell table:style-name="ce22" office:value-type="string">
            <text:p>Material</text:p>
          </table:table-cell>
          <table:table-cell table:style-name="ce22" office:value-type="string">
            <text:p>Item #</text:p>
          </table:table-cell>
          <table:table-cell table:style-name="ce22" office:value-type="string">
            <text:p>Qty Required</text:p>
          </table:table-cell>
          <table:table-cell table:style-name="ce22" office:value-type="string">
            <text:p>Price Each</text:p>
          </table:table-cell>
          <table:table-cell table:style-name="ce22" office:value-type="string">
            <text:p>Price Total</text:p>
          </table:table-cell>
          <table:table-cell table:style-name="ce22" office:value-type="string">
            <text:p>Supplier</text:p>
          </table:table-cell>
          <table:table-cell table:style-name="ce22" office:value-type="string">
            <text:p>Part #</text:p>
          </table:table-cell>
          <table:table-cell table:style-name="ce94" office:value-type="string">
            <text:p>Price</text:p>
          </table:table-cell>
          <table:table-cell table:style-name="ce22" office:value-type="string">
            <text:p>Pkg Qty</text:p>
          </table:table-cell>
          <table:table-cell table:style-name="ce106" table:number-columns-repeated="234"/>
          <table:table-cell table:number-columns-repeated="12"/>
          <table:table-cell table:style-name="ce106" table:number-columns-repeated="768"/>
        </table:table-row>
        <table:table-row table:style-name="ro3">
          <table:table-cell table:style-name="ce23" office:value-type="string">
            <text:p>MiniMax</text:p>
          </table:table-cell>
          <table:table-cell table:style-name="ce70" table:number-columns-repeated="2"/>
          <table:table-cell table:number-columns-repeated="2"/>
          <table:table-cell table:style-name="ce94" table:formula="of:=SUM([.F3];[.F51];[.F83];[.F98];[.F99];[.F123])" office:value-type="currency" office:currency="USD" office:value="464.009470624156">
            <text:p>$464.01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Chassis</text:p>
          </table:table-cell>
          <table:table-cell table:style-name="ce70" table:number-columns-repeated="2"/>
          <table:table-cell office:value-type="float" office:value="1">
            <text:p>1</text:p>
          </table:table-cell>
          <table:table-cell/>
          <table:table-cell table:style-name="ce94" table:formula="of:=SUM([.F4:.F50])" office:value-type="currency" office:currency="USD" office:value="145.38162">
            <text:p>$145.38</text:p>
          </table:table-cell>
          <table:table-cell table:number-columns-repeated="5"/>
          <table:table-cell table:style-name="ce107" office:value-type="string" table:number-columns-spanned="2" table:number-rows-spanned="1">
            <text:p>KEY</text:p>
          </table:table-cell>
          <table:covered-table-cell table:style-name="ce111"/>
          <table:table-cell table:number-columns-repeated="1011"/>
        </table:table-row>
        <table:table-row-group>
          <table:table-row table:style-name="ro3">
            <table:table-cell table:style-name="ce27" office:value-type="string">
              <text:p>Lower Vertex, Left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4">
              <text:p>4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/>
            <table:table-cell table:style-name="ce108" table:number-columns-repeated="2"/>
            <table:table-cell table:number-columns-repeated="1011"/>
          </table:table-row>
          <table:table-row table:style-name="ro3">
            <table:table-cell table:style-name="ce27" office:value-type="string">
              <text:p>Lower Vertex, Right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4">
              <text:p>4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/>
            <table:table-cell table:style-name="ce108" office:value-type="string">
              <text:p>Color</text:p>
            </table:table-cell>
            <table:table-cell table:style-name="ce108" office:value-type="string">
              <text:p>Description</text:p>
            </table:table-cell>
            <table:table-cell table:number-columns-repeated="1011"/>
          </table:table-row>
          <table:table-row table:style-name="ro3">
            <table:table-cell table:style-name="ce27" office:value-type="string">
              <text:p>Lower Vertex Middle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4">
              <text:p>4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/>
            <table:table-cell table:style-name="ce109"/>
            <table:table-cell table:style-name="ce112" office:value-type="string">
              <text:p>To Be Provided by Aleph Objects</text:p>
            </table:table-cell>
            <table:table-cell table:number-columns-repeated="1011"/>
          </table:table-row>
          <table:table-row table:style-name="ro3">
            <table:table-cell table:style-name="ce27" office:value-type="string">
              <text:p>Z Upper Idler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/>
            <table:table-cell table:style-name="ce110"/>
            <table:table-cell table:style-name="ce112" office:value-type="string">
              <text:p>Needs to be Updated by Design</text:p>
            </table:table-cell>
            <table:table-cell table:number-columns-repeated="1011"/>
          </table:table-row>
          <table:table-row table:style-name="ro3">
            <table:table-cell table:style-name="ce27" office:value-type="string">
              <text:p>Z Lower Motor Mount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Y Rod Mount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Z Clamp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4">
              <text:p>4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Y Motor Mount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Y Idler Mount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Top Vertex, Mini 45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Top Vertex, Mini 45 Switch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Top Vertex, Mini 45 Spool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Belt Clamp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Electronics mount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8" office:value-type="string">
              <text:p>Aluminum Extrusion - 5 Series, 380mm</text:p>
            </table:table-cell>
            <table:table-cell table:style-name="ce73" office:value-type="string">
              <text:p>aluminum</text:p>
            </table:table-cell>
            <table:table-cell table:style-name="Default"/>
            <table:table-cell table:style-name="ce83" office:value-type="float" office:value="4">
              <text:p>4</text:p>
            </table:table-cell>
            <table:table-cell table:formula="of:=[PL.F3]" office:value-type="currency" office:currency="USD" office:value="2.39">
              <text:p>$2.39</text:p>
            </table:table-cell>
            <table:table-cell table:style-name="ce95" table:formula="of:=[.E18]*[.D18]" office:value-type="float" office:value="9.56">
              <text:p><text:s/>$9.56 </text:p>
            </table:table-cell>
            <table:table-cell/>
            <table:table-cell table:style-name="ce83" office:value-type="string">
              <text:p>HFS5-2020-420</text:p>
            </table:table-cell>
            <table:table-cell table:number-columns-repeated="1016"/>
          </table:table-row>
          <table:table-row table:style-name="ro3">
            <table:table-cell table:style-name="ce28" office:value-type="string">
              <text:p>Aluminum Extrusion - 5 Series, 385mm, tapped on both ends, 5mm hole drilled at 70mm from ends</text:p>
            </table:table-cell>
            <table:table-cell table:style-name="ce73" office:value-type="string">
              <text:p>aluminum</text:p>
            </table:table-cell>
            <table:table-cell table:style-name="Default"/>
            <table:table-cell table:style-name="ce83" office:value-type="float" office:value="2">
              <text:p>2</text:p>
            </table:table-cell>
            <table:table-cell table:formula="of:=[PL.F4]" office:value-type="currency" office:currency="USD" office:value="5.99">
              <text:p>$5.99</text:p>
            </table:table-cell>
            <table:table-cell table:style-name="ce95" table:formula="of:=[.E19]*[.D19]" office:value-type="float" office:value="11.98">
              <text:p><text:s/>$11.98 </text:p>
            </table:table-cell>
            <table:table-cell/>
            <table:table-cell table:style-name="ce83" office:value-type="string">
              <text:p>HFS5-2020-420-TPW</text:p>
            </table:table-cell>
            <table:table-cell table:number-columns-repeated="1016"/>
          </table:table-row>
          <table:table-row table:style-name="ro4">
            <table:table-cell table:style-name="ce30" office:value-type="string">
              <text:p>Aluminum Extrusion - 5 Series, 300mm, tapped on both ends</text:p>
            </table:table-cell>
            <table:table-cell table:style-name="ce73" office:value-type="string">
              <text:p>aluminum</text:p>
            </table:table-cell>
            <table:table-cell table:style-name="Default"/>
            <table:table-cell table:style-name="ce83" office:value-type="float" office:value="4">
              <text:p>4</text:p>
            </table:table-cell>
            <table:table-cell table:formula="of:=[PL.F5]" office:value-type="currency" office:currency="USD" office:value="5.53">
              <text:p>$5.53</text:p>
            </table:table-cell>
            <table:table-cell table:style-name="ce95" table:formula="of:=[.E20]*[.D20]" office:value-type="float" office:value="22.12">
              <text:p><text:s/>$22.12 </text:p>
            </table:table-cell>
            <table:table-cell/>
            <table:table-cell table:style-name="ce99" office:value-type="string">
              <text:p>HFS5-2020-340-TPW</text:p>
            </table:table-cell>
            <table:table-cell table:number-columns-repeated="1016"/>
          </table:table-row>
          <table:table-row table:style-name="ro3">
            <table:table-cell table:style-name="ce31" office:value-type="string">
              <text:p>Aluminum Extrusion - 5 Series, 265mm, tapped on both ends</text:p>
            </table:table-cell>
            <table:table-cell table:style-name="ce74" office:value-type="string">
              <text:p>aluminum</text:p>
            </table:table-cell>
            <table:table-cell table:style-name="Default"/>
            <table:table-cell table:style-name="ce83" office:value-type="float" office:value="4">
              <text:p>4</text:p>
            </table:table-cell>
            <table:table-cell table:formula="of:=[PL.F6]" office:value-type="currency" office:currency="USD" office:value="5.31">
              <text:p>$5.31</text:p>
            </table:table-cell>
            <table:table-cell table:style-name="ce95" table:formula="of:=[.E21]*[.D21]" office:value-type="float" office:value="21.24">
              <text:p><text:s/>$21.24 </text:p>
            </table:table-cell>
            <table:table-cell/>
            <table:table-cell table:style-name="ce100" office:value-type="string">
              <text:p>HFS5-2020-300-TPW</text:p>
            </table:table-cell>
            <table:table-cell table:number-columns-repeated="1016"/>
          </table:table-row>
          <table:table-row table:style-name="ro3">
            <table:table-cell table:style-name="ce32" office:value-type="string">
              <text:p>Pre-Assembly Square Nuts -For HFS5</text:p>
            </table:table-cell>
            <table:table-cell table:style-name="ce74" office:value-type="string">
              <text:p>Low Carbon Steel</text:p>
            </table:table-cell>
            <table:table-cell table:style-name="Default"/>
            <table:table-cell table:style-name="ce84" office:value-type="float" office:value="78">
              <text:p>78</text:p>
            </table:table-cell>
            <table:table-cell table:formula="of:=([.I22]/[.J22])" office:value-type="currency" office:currency="USD" office:value="0.137">
              <text:p>$0.14</text:p>
            </table:table-cell>
            <table:table-cell table:style-name="ce95" table:formula="of:=[.E22]*[.D22]" office:value-type="float" office:value="10.686">
              <text:p><text:s/>$10.69 </text:p>
            </table:table-cell>
            <table:table-cell/>
            <table:table-cell table:style-name="ce100" office:value-type="string">
              <text:p>HNKK5-5</text:p>
            </table:table-cell>
            <table:table-cell office:value-type="currency" office:currency="USD" office:value="13.7">
              <text:p>$13.70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8mm Smooth Rod x 375</text:p>
            </table:table-cell>
            <table:table-cell office:value-type="string">
              <text:p>304 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23]/[.J23]*(440/1000)" office:value-type="float" office:value="5.6848">
              <text:p><text:s/>$5.685 </text:p>
            </table:table-cell>
            <table:table-cell table:style-name="ce95" table:formula="of:=[.E23]*[.D23]" office:value-type="float" office:value="11.3696">
              <text:p><text:s/>$11.37 </text:p>
            </table:table-cell>
            <table:table-cell office:value-type="string">
              <text:p>Mcmaster-Carr</text:p>
            </table:table-cell>
            <table:table-cell office:value-type="string">
              <text:p>1272T17</text:p>
            </table:table-cell>
            <table:table-cell office:value-type="currency" office:currency="USD" office:value="12.92">
              <text:p>$12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M Bed Plate Mount</text:p>
            </table:table-cell>
            <table:table-cell table:style-name="ce75" office:value-type="string">
              <text:p>Aluminum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 table:formula="of:=[.I24]/[.J24]" office:value-type="float" office:value="10">
              <text:p><text:s/>$10.000 </text:p>
            </table:table-cell>
            <table:table-cell table:style-name="ce95" table:formula="of:=[.E24]*[.D24]" office:value-type="float" office:value="10">
              <text:p><text:s/>$10.00 </text:p>
            </table:table-cell>
            <table:table-cell office:value-type="string">
              <text:p>Epocs</text:p>
            </table:table-cell>
            <table:table-cell/>
            <table:table-cell office:value-type="currency" office:currency="USD" office:value="10">
              <text:p>$10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Y Axix Plate</text:p>
            </table:table-cell>
            <table:table-cell table:style-name="ce75" office:value-type="string">
              <text:p>Aluminum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 table:formula="of:=[.I25]/[.J25]" office:value-type="float" office:value="10">
              <text:p><text:s/>$10.000 </text:p>
            </table:table-cell>
            <table:table-cell table:style-name="ce95" table:formula="of:=[.E25]*[.D25]" office:value-type="float" office:value="10">
              <text:p><text:s/>$10.00 </text:p>
            </table:table-cell>
            <table:table-cell office:value-type="string">
              <text:p>Epocs</text:p>
            </table:table-cell>
            <table:table-cell/>
            <table:table-cell office:value-type="currency" office:currency="USD" office:value="10">
              <text:p>$10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27" office:value-type="string">
              <text:p>Nema 17 Bipolar</text:p>
            </table:table-cell>
            <table:table-cell table:style-name="ce76" table:number-columns-repeated="2"/>
            <table:table-cell table:style-name="ce76" office:value-type="float" office:value="1">
              <text:p>1</text:p>
            </table:table-cell>
            <table:table-cell table:style-name="ce90" table:formula="of:=[.I26]/[.J26]" office:value-type="float" office:value="8">
              <text:p><text:s/>$8.000 </text:p>
            </table:table-cell>
            <table:table-cell table:style-name="ce96" table:formula="of:=[.E26]*[.D26]" office:value-type="float" office:value="8">
              <text:p><text:s/>$8.00 </text:p>
            </table:table-cell>
            <table:table-cell table:style-name="ce76" office:value-type="string">
              <text:p>Soyo</text:p>
            </table:table-cell>
            <table:table-cell table:style-name="ce76" office:value-type="string">
              <text:p>SY42STH47-1504A</text:p>
            </table:table-cell>
            <table:table-cell table:style-name="ce93" office:value-type="currency" office:currency="USD" office:value="8">
              <text:p>$8.00</text:p>
            </table:table-cell>
            <table:table-cell table:style-name="ce76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4" office:value-type="string">
              <text:p>Female connector pins</text:p>
            </table:table-cell>
            <table:table-cell table:style-name="ce77"/>
            <table:table-cell table:style-name="ce80"/>
            <table:table-cell table:style-name="ce85" office:value-type="float" office:value="12">
              <text:p>12</text:p>
            </table:table-cell>
            <table:table-cell table:style-name="ce91" table:formula="of:=[.I27]/[.J27]" office:value-type="currency" office:currency="USD" office:value="0.04283">
              <text:p>$0.04</text:p>
            </table:table-cell>
            <table:table-cell table:style-name="ce95" table:formula="of:=[.E27]*[.D27]" office:value-type="float" office:value="0.51396">
              <text:p><text:s/>$0.51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42.83">
              <text:p>$42.83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34" office:value-type="string">
              <text:p>4 pin connector housing</text:p>
            </table:table-cell>
            <table:table-cell table:style-name="ce77"/>
            <table:table-cell table:style-name="ce80"/>
            <table:table-cell table:style-name="ce85" office:value-type="float" office:value="3">
              <text:p>3</text:p>
            </table:table-cell>
            <table:table-cell table:style-name="ce91" table:formula="of:=[.I28]/[.J28]" office:value-type="currency" office:currency="USD" office:value="0.08222">
              <text:p>$0.08</text:p>
            </table:table-cell>
            <table:table-cell table:style-name="ce95" table:formula="of:=[.E28]*[.D28]" office:value-type="float" office:value="0.24666">
              <text:p><text:s/>$0.25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82.22">
              <text:p>$82.22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608 Bearing</text:p>
            </table:table-cell>
            <table:table-cell office:value-type="string">
              <text:p>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29]/[.J29]" office:value-type="float" office:value="0.3495">
              <text:p><text:s/>$0.350 </text:p>
            </table:table-cell>
            <table:table-cell table:style-name="ce95" table:formula="of:=[.E29]*[.D29]" office:value-type="float" office:value="0.699">
              <text:p><text:s/>$0.70 </text:p>
            </table:table-cell>
            <table:table-cell office:value-type="string">
              <text:p>VXB.com</text:p>
            </table:table-cell>
            <table:table-cell office:value-type="string">
              <text:p>608ZZ Bearings</text:p>
            </table:table-cell>
            <table:table-cell office:value-type="currency" office:currency="USD" office:value="34.95">
              <text:p>$34.95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Belt Y axis, GT2 2mm, 1000mm</text:p>
            </table:table-cell>
            <table:table-cell table:style-name="ce70" table:number-columns-repeated="2"/>
            <table:table-cell office:value-type="float" office:value="1">
              <text:p>1</text:p>
            </table:table-cell>
            <table:table-cell table:style-name="ce89" table:formula="of:=[.I30]/[.J30]" office:value-type="float" office:value="5.92">
              <text:p><text:s/>$5.920 </text:p>
            </table:table-cell>
            <table:table-cell table:style-name="ce95" table:formula="of:=[.E30]*[.D30]" office:value-type="float" office:value="5.92">
              <text:p><text:s/>$5.92 </text:p>
            </table:table-cell>
            <table:table-cell table:number-columns-repeated="2"/>
            <table:table-cell office:value-type="currency" office:currency="USD" office:value="5.92">
              <text:p>$5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Standoff, Aluminum for M5, OD 10mm, 30mm Long</text:p>
            </table:table-cell>
            <table:table-cell table:style-name="ce75" office:value-type="string">
              <text:p>Aluminum</text:p>
            </table:table-cell>
            <table:table-cell table:style-name="ce70"/>
            <table:table-cell office:value-type="float" office:value="4">
              <text:p>4</text:p>
            </table:table-cell>
            <table:table-cell table:style-name="ce89" office:value-type="float" office:value="0.58">
              <text:p><text:s/>$0.580 </text:p>
            </table:table-cell>
            <table:table-cell table:style-name="ce95" table:formula="of:=[.E31]*[.D31]" office:value-type="float" office:value="2.32">
              <text:p><text:s/>$2.32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1.23">
              <text:p>$1.23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Nut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8">
              <text:p>8</text:p>
            </table:table-cell>
            <table:table-cell table:style-name="ce89" table:formula="of:=[.I32]/[.J32]" office:value-type="float" office:value="0.0146">
              <text:p><text:s/>$0.015 </text:p>
            </table:table-cell>
            <table:table-cell table:style-name="ce95" table:formula="of:=[.E32]*[.D32]" office:value-type="float" office:value="0.1168">
              <text:p><text:s/>$0.12 </text:p>
            </table:table-cell>
            <table:table-cell office:value-type="string">
              <text:p>Timberline</text:p>
            </table:table-cell>
            <table:table-cell office:value-type="string">
              <text:p>90576A102 </text:p>
            </table:table-cell>
            <table:table-cell office:value-type="currency" office:currency="USD" office:value="0.0146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5 Nut</text:p>
            </table:table-cell>
            <table:table-cell office:value-type="string">
              <text:p>Plain Steel</text:p>
            </table:table-cell>
            <table:table-cell table:style-name="ce70"/>
            <table:table-cell office:value-type="float" office:value="8">
              <text:p>8</text:p>
            </table:table-cell>
            <table:table-cell table:style-name="ce89" table:formula="of:=[.I33]/[.J33]" office:value-type="float" office:value="0.01">
              <text:p><text:s/>$0.010 </text:p>
            </table:table-cell>
            <table:table-cell table:style-name="ce95" table:formula="of:=[.E33]*[.D33]" office:value-type="float" office:value="0.08">
              <text:p><text:s/>$0.08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1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4 Nut Nyloc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5" office:value-type="string">
              <text:p>M5 Nut Nyloc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4">
              <text:p>4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3" office:value-type="string">
              <text:p>M8 Nut Nyloc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36]/[.J36]" office:value-type="float" office:value="0.046">
              <text:p><text:s/>$0.046 </text:p>
            </table:table-cell>
            <table:table-cell table:style-name="ce95" table:formula="of:=[.E36]*[.D36]" office:value-type="float" office:value="0.046">
              <text:p><text:s/>$0.05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46">
              <text:p>$0.0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Washer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14">
              <text:p>14</text:p>
            </table:table-cell>
            <table:table-cell table:style-name="ce89" table:formula="of:=[.I37]/[.J37]" office:value-type="float" office:value="0.0068">
              <text:p><text:s/>$0.007 </text:p>
            </table:table-cell>
            <table:table-cell table:style-name="ce95" table:formula="of:=[.E37]*[.D37]" office:value-type="float" office:value="0.0952">
              <text:p><text:s/>$0.10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068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5 Washer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70">
              <text:p>70</text:p>
            </table:table-cell>
            <table:table-cell table:style-name="ce89" table:formula="of:=[.I38]/[.J38]" office:value-type="float" office:value="0.01">
              <text:p><text:s/>$0.010 </text:p>
            </table:table-cell>
            <table:table-cell table:style-name="ce95" table:formula="of:=[.E38]*[.D38]" office:value-type="float" office:value="0.7">
              <text:p><text:s/>$0.70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1">
              <text:p>$0.01</text:p>
            </table:table-cell>
            <table:table-cell office:value-type="float" office:value="1">
              <text:p>1</text:p>
            </table:table-cell>
            <table:table-cell table:style-name="Default" table:number-columns-repeated="247"/>
            <table:table-cell table:number-columns-repeated="767"/>
          </table:table-row>
          <table:table-row table:style-name="ro3">
            <table:table-cell table:style-name="ce33" office:value-type="string">
              <text:p>M8 Washer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12">
              <text:p>12</text:p>
            </table:table-cell>
            <table:table-cell table:style-name="ce89" table:formula="of:=[.I39]/[.J39]" office:value-type="float" office:value="0.0152">
              <text:p><text:s/>$0.015 </text:p>
            </table:table-cell>
            <table:table-cell table:style-name="ce95" table:formula="of:=[.E39]*[.D39]" office:value-type="float" office:value="0.1824">
              <text:p><text:s/>$0.18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152">
              <text:p>$0.0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x 10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0">
              <text:p>10</text:p>
            </table:table-cell>
            <table:table-cell table:style-name="ce89" table:formula="of:=[.I40]/[.J40]" office:value-type="float" office:value="0.03">
              <text:p><text:s/>$0.030 </text:p>
            </table:table-cell>
            <table:table-cell table:style-name="ce95" table:formula="of:=[.E40]*[.D40]" office:value-type="float" office:value="0.3">
              <text:p><text:s/>$0.30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3">
              <text:p>$0.03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M3 x 12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4">
              <text:p>4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3" office:value-type="string">
              <text:p>M5 x 10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84">
              <text:p>84</text:p>
            </table:table-cell>
            <table:table-cell table:style-name="ce89" table:formula="of:=[.I42]/[.J42]" office:value-type="float" office:value="0.05">
              <text:p><text:s/>$0.050 </text:p>
            </table:table-cell>
            <table:table-cell table:style-name="ce95" table:formula="of:=[.E42]*[.D42]" office:value-type="float" office:value="4.2">
              <text:p><text:s/>$4.20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5">
              <text:p>$0.0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5 x 14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6">
              <text:p>16</text:p>
            </table:table-cell>
            <table:table-cell table:style-name="ce89" table:formula="of:=[.I43]/[.J43]" office:value-type="float" office:value="0.08">
              <text:p><text:s/>$0.080 </text:p>
            </table:table-cell>
            <table:table-cell table:style-name="ce95" table:formula="of:=[.E43]*[.D43]" office:value-type="float" office:value="1.28">
              <text:p><text:s/>$1.28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8">
              <text:p>$0.08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5 x 16 Bolt, B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4">
              <text:p>4</text:p>
            </table:table-cell>
            <table:table-cell table:style-name="ce89" table:formula="of:=[.I44]/[.J44]" office:value-type="float" office:value="0.02">
              <text:p><text:s/>$0.020 </text:p>
            </table:table-cell>
            <table:table-cell table:style-name="ce95" table:formula="of:=[.E44]*[.D44]" office:value-type="float" office:value="0.08">
              <text:p><text:s/>$0.08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2">
              <text:p>$0.0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5 x 45 Bolt, BHCS Black-Oxide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4">
              <text:p>4</text:p>
            </table:table-cell>
            <table:table-cell table:style-name="ce89" table:formula="of:=[.I45]/[.J45]" office:value-type="float" office:value="0.538">
              <text:p><text:s/>$0.538 </text:p>
            </table:table-cell>
            <table:table-cell table:style-name="ce95" table:formula="of:=[.E45]*[.D45]" office:value-type="float" office:value="2.152">
              <text:p><text:s/>$2.15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538">
              <text:p>$0.5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8 x 35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 table:formula="of:=[.I46]/[.J46]" office:value-type="float" office:value="0.013">
              <text:p><text:s/>$0.013 </text:p>
            </table:table-cell>
            <table:table-cell table:style-name="ce95" table:formula="of:=[.E46]*[.D46]" office:value-type="float" office:value="0.013">
              <text:p><text:s/>$0.01 </text:p>
            </table:table-cell>
            <table:table-cell office:value-type="string">
              <text:p>Timberline</text:p>
            </table:table-cell>
            <table:table-cell table:style-name="ce101"/>
            <table:table-cell office:value-type="currency" office:currency="USD" office:value="0.013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4 x 60 SHCS</text:p>
            </table:table-cell>
            <table:table-cell table:style-name="ce78" office:value-type="string">
              <text:p>Black-Oxide Alloy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47]/[.J47]" office:value-type="float" office:value="0.1928">
              <text:p><text:s/>$0.193 </text:p>
            </table:table-cell>
            <table:table-cell table:style-name="ce95" table:formula="of:=[.E47]*[.D47]" office:value-type="float" office:value="0.1928">
              <text:p><text:s/>$0.19 </text:p>
            </table:table-cell>
            <table:table-cell office:value-type="string">
              <text:p>Mcmaster-Carr</text:p>
            </table:table-cell>
            <table:table-cell office:value-type="string">
              <text:p>91290A188</text:p>
            </table:table-cell>
            <table:table-cell office:value-type="currency" office:currency="USD" office:value="4.82">
              <text:p>$4.82</text:p>
            </table:table-cell>
            <table:table-cell office:value-type="float" office:value="25">
              <text:p>25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Thumb Screw Knob for M4 SHCS</text:p>
            </table:table-cell>
            <table:table-cell office:value-type="string">
              <text:p>Plastic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48]/[.J48]" office:value-type="float" office:value="0.2182">
              <text:p><text:s/>$0.218 </text:p>
            </table:table-cell>
            <table:table-cell table:style-name="ce95" table:formula="of:=[.E48]*[.D48]" office:value-type="float" office:value="0.2182">
              <text:p><text:s/>$0.22 </text:p>
            </table:table-cell>
            <table:table-cell office:value-type="string">
              <text:p>Mcmaster-Carr</text:p>
            </table:table-cell>
            <table:table-cell office:value-type="string">
              <text:p>91175A620</text:p>
            </table:table-cell>
            <table:table-cell office:value-type="currency" office:currency="USD" office:value="10.91">
              <text:p>$10.91</text:p>
            </table:table-cell>
            <table:table-cell office:value-type="float" office:value="50">
              <text:p>5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IGUS Bushing Pillow Block</text:p>
            </table:table-cell>
            <table:table-cell/>
            <table:table-cell table:style-name="ce70"/>
            <table:table-cell office:value-type="float" office:value="4">
              <text:p>4</text:p>
            </table:table-cell>
            <table:table-cell table:style-name="ce89" office:value-type="float" office:value="2">
              <text:p><text:s/>$2.000 </text:p>
            </table:table-cell>
            <table:table-cell table:style-name="ce95" table:formula="of:=[.E49]*[.D49]" office:value-type="float" office:value="8">
              <text:p><text:s/>$8.00 </text:p>
            </table:table-cell>
            <table:table-cell office:value-type="string">
              <text:p>IGUS</text:p>
            </table:table-cell>
            <table:table-cell/>
            <table:table-cell office:value-type="currency" office:currency="USD" office:value="0.5">
              <text:p>$0.5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GT2 (2mm) Pitch, 36 Teeth, Polycarbonate timing pulley</text:p>
            </table:table-cell>
            <table:table-cell/>
            <table:table-cell table:style-name="ce70"/>
            <table:table-cell office:value-type="float" office:value="1">
              <text:p>1</text:p>
            </table:table-cell>
            <table:table-cell table:style-name="ce89" office:value-type="float" office:value="3.07">
              <text:p><text:s/>$3.070 </text:p>
            </table:table-cell>
            <table:table-cell table:style-name="ce95" table:formula="of:=[.E50]*[.D50]" office:value-type="float" office:value="3.07">
              <text:p><text:s/>$3.07 </text:p>
            </table:table-cell>
            <table:table-cell office:value-type="string">
              <text:p>Stock Drive Products</text:p>
            </table:table-cell>
            <table:table-cell office:value-type="string">
              <text:p>A 6Z51M036DF0605</text:p>
            </table:table-cell>
            <table:table-cell office:value-type="currency" office:currency="USD" office:value="3">
              <text:p>$3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</table:table-row-group>
        <table:table-row table:style-name="ro3">
          <table:table-cell table:style-name="ce24" office:value-type="string">
            <text:p>X-axis-assembly</text:p>
          </table:table-cell>
          <table:table-cell table:style-name="ce70" table:number-columns-repeated="2"/>
          <table:table-cell office:value-type="float" office:value="1">
            <text:p>1</text:p>
          </table:table-cell>
          <table:table-cell/>
          <table:table-cell table:style-name="ce94" table:formula="of:=SUM([.F52:.F82])" office:value-type="currency" office:currency="USD" office:value="78.53214">
            <text:p>$78.53</text:p>
          </table:table-cell>
          <table:table-cell table:number-columns-repeated="1018"/>
        </table:table-row>
        <table:table-row-group>
          <table:table-row table:style-name="ro3">
            <table:table-cell table:style-name="ce27" office:value-type="string">
              <text:p>AO X-Axis Carriage Pillow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AO X-Axis end Idler ACME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AO X-Axis end motor mount ACME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AO X-Axis end clamp ACME</text:p>
            </table:table-cell>
            <table:table-cell table:style-name="ce72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7" office:value-type="string">
              <text:p>Beefy couplings ACME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Belt-clamp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2">
              <text:p>2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Z Clamp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4">
              <text:p>4</text:p>
            </table:table-cell>
            <table:table-cell table:style-name="ce76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6" office:value-type="string">
              <text:p>GT2 (2mm) Pitch, 36 Teeth, Polycarbonate timing pulley</text:p>
            </table:table-cell>
            <table:table-cell table:style-name="ce75"/>
            <table:table-cell table:style-name="ce70"/>
            <table:table-cell office:value-type="float" office:value="1">
              <text:p>1</text:p>
            </table:table-cell>
            <table:table-cell office:value-type="float" office:value="3.07">
              <text:p>3.07</text:p>
            </table:table-cell>
            <table:table-cell table:style-name="ce95" table:formula="of:=[.E59]*[.D59]" office:value-type="float" office:value="3.07">
              <text:p><text:s/>$3.07 </text:p>
            </table:table-cell>
            <table:table-cell table:number-columns-repeated="1018"/>
          </table:table-row>
          <table:table-row table:style-name="ro3">
            <table:table-cell table:style-name="ce33" office:value-type="string">
              <text:p>IGUS Bushing Pillow Block</text:p>
            </table:table-cell>
            <table:table-cell/>
            <table:table-cell table:style-name="ce70"/>
            <table:table-cell office:value-type="float" office:value="8">
              <text:p>8</text:p>
            </table:table-cell>
            <table:table-cell table:style-name="ce89" office:value-type="float" office:value="2">
              <text:p><text:s/>$2.000 </text:p>
            </table:table-cell>
            <table:table-cell table:style-name="ce95" table:formula="of:=[.E60]*[.D60]" office:value-type="float" office:value="16">
              <text:p><text:s/>$16.00 </text:p>
            </table:table-cell>
            <table:table-cell table:number-columns-repeated="2"/>
            <table:table-cell office:value-type="currency" office:currency="USD" office:value="0.5">
              <text:p>$0.5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8" office:value-type="string">
              <text:p>Nema 17 Bipolar</text:p>
            </table:table-cell>
            <table:table-cell table:style-name="ce72"/>
            <table:table-cell table:style-name="ce76"/>
            <table:table-cell table:style-name="ce76" office:value-type="float" office:value="3">
              <text:p>3</text:p>
            </table:table-cell>
            <table:table-cell table:style-name="ce90" table:formula="of:=[.I61]/[.J61]" office:value-type="float" office:value="8">
              <text:p><text:s/>$8.000 </text:p>
            </table:table-cell>
            <table:table-cell table:style-name="ce96" table:formula="of:=[.E61]*[.D61]" office:value-type="float" office:value="24">
              <text:p><text:s/>$24.00 </text:p>
            </table:table-cell>
            <table:table-cell table:style-name="ce76"/>
            <table:table-cell table:style-name="ce76" office:value-type="string">
              <text:p>SY42STH47-1504A</text:p>
            </table:table-cell>
            <table:table-cell table:style-name="ce93" office:value-type="currency" office:currency="USD" office:value="8">
              <text:p>$8.00</text:p>
            </table:table-cell>
            <table:table-cell table:style-name="ce76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0" office:value-type="string">
              <text:p>Female connector pins</text:p>
            </table:table-cell>
            <table:table-cell table:style-name="ce77"/>
            <table:table-cell table:style-name="ce80"/>
            <table:table-cell table:style-name="ce85" office:value-type="float" office:value="4">
              <text:p>4</text:p>
            </table:table-cell>
            <table:table-cell table:style-name="ce91" table:formula="of:=[.I62]/[.J62]" office:value-type="currency" office:currency="USD" office:value="0.04283">
              <text:p>$0.04</text:p>
            </table:table-cell>
            <table:table-cell table:style-name="ce95" table:formula="of:=[.E62]*[.D62]" office:value-type="float" office:value="0.17132">
              <text:p><text:s/>$0.17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42.83">
              <text:p>$42.83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40" office:value-type="string">
              <text:p>4 pin connector housing</text:p>
            </table:table-cell>
            <table:table-cell table:style-name="ce77"/>
            <table:table-cell table:style-name="ce80"/>
            <table:table-cell table:style-name="ce85" office:value-type="float" office:value="1">
              <text:p>1</text:p>
            </table:table-cell>
            <table:table-cell table:style-name="ce91" table:formula="of:=[.I63]/[.J63]" office:value-type="currency" office:currency="USD" office:value="0.08222">
              <text:p>$0.08</text:p>
            </table:table-cell>
            <table:table-cell table:style-name="ce95" table:formula="of:=[.E63]*[.D63]" office:value-type="float" office:value="0.08222">
              <text:p><text:s/>$0.08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82.22">
              <text:p>$82.22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608 Bearing</text:p>
            </table:table-cell>
            <table:table-cell office:value-type="string">
              <text:p>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64]/[.J64]" office:value-type="float" office:value="0.3495">
              <text:p><text:s/>$0.350 </text:p>
            </table:table-cell>
            <table:table-cell table:style-name="ce95" table:formula="of:=[.E64]*[.D64]" office:value-type="float" office:value="0.699">
              <text:p><text:s/>$0.70 </text:p>
            </table:table-cell>
            <table:table-cell office:value-type="string">
              <text:p>VXB.com</text:p>
            </table:table-cell>
            <table:table-cell office:value-type="string">
              <text:p>608ZZ Bearings</text:p>
            </table:table-cell>
            <table:table-cell office:value-type="currency" office:currency="USD" office:value="34.95">
              <text:p>$34.95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Belt X axis, GT2 2mm, 1000mm</text:p>
            </table:table-cell>
            <table:table-cell table:style-name="ce70" table:number-columns-repeated="2"/>
            <table:table-cell office:value-type="float" office:value="1">
              <text:p>1</text:p>
            </table:table-cell>
            <table:table-cell table:style-name="ce89" table:formula="of:=[.I65]/[.J65]" office:value-type="float" office:value="5.92">
              <text:p><text:s/>$5.920 </text:p>
            </table:table-cell>
            <table:table-cell table:style-name="ce95" table:formula="of:=[.E65]*[.D65]" office:value-type="float" office:value="5.92">
              <text:p><text:s/>$5.92 </text:p>
            </table:table-cell>
            <table:table-cell office:value-type="string">
              <text:p>Polytech Design, Inc.</text:p>
            </table:table-cell>
            <table:table-cell/>
            <table:table-cell office:value-type="currency" office:currency="USD" office:value="5.92">
              <text:p>$5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1" office:value-type="string">
              <text:p>3/8-12 ACME Threaded Rod, 285mm</text:p>
            </table:table-cell>
            <table:table-cell office:value-type="string">
              <text:p>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66]/[.J66]*(370/1000)" office:value-type="float" office:value="1.4208">
              <text:p><text:s/>$1.421 </text:p>
            </table:table-cell>
            <table:table-cell table:style-name="ce95" table:formula="of:=[.E66]*[.D66]" office:value-type="float" office:value="2.8416">
              <text:p><text:s/>$2.84 </text:p>
            </table:table-cell>
            <table:table-cell table:number-columns-repeated="2"/>
            <table:table-cell office:value-type="currency" office:currency="USD" office:value="3.84">
              <text:p>$3.8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1" office:value-type="string">
              <text:p>3/8-12 ACME Hex Nut</text:p>
            </table:table-cell>
            <table:table-cell office:value-type="string">
              <text:p>Brass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41" office:value-type="string">
              <text:p>8mm Smooth Rod x 410</text:p>
            </table:table-cell>
            <table:table-cell office:value-type="string">
              <text:p>304 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68]/[.J68]*(440/1000)" office:value-type="float" office:value="5.6848">
              <text:p><text:s/>$5.685 </text:p>
            </table:table-cell>
            <table:table-cell table:style-name="ce95" table:formula="of:=[.E68]*[.D68]" office:value-type="float" office:value="11.3696">
              <text:p><text:s/>$11.37 </text:p>
            </table:table-cell>
            <table:table-cell office:value-type="string">
              <text:p>Mcmaster-Carr</text:p>
            </table:table-cell>
            <table:table-cell office:value-type="string">
              <text:p>1272T17</text:p>
            </table:table-cell>
            <table:table-cell office:value-type="currency" office:currency="USD" office:value="12.92">
              <text:p>$12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1" office:value-type="string">
              <text:p>8mm Smooth Rod x 305</text:p>
            </table:table-cell>
            <table:table-cell office:value-type="string">
              <text:p>304 Stainless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69]/[.J69]*(440/1000)" office:value-type="float" office:value="5.6848">
              <text:p><text:s/>$5.685 </text:p>
            </table:table-cell>
            <table:table-cell table:style-name="ce95" table:formula="of:=[.E69]*[.D69]" office:value-type="float" office:value="11.3696">
              <text:p><text:s/>$11.37 </text:p>
            </table:table-cell>
            <table:table-cell office:value-type="string">
              <text:p>Mcmaster-Carr</text:p>
            </table:table-cell>
            <table:table-cell office:value-type="string">
              <text:p>1272T17</text:p>
            </table:table-cell>
            <table:table-cell office:value-type="currency" office:currency="USD" office:value="12.92">
              <text:p>$12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5 Nut</text:p>
            </table:table-cell>
            <table:table-cell office:value-type="string">
              <text:p>Plain Steel</text:p>
            </table:table-cell>
            <table:table-cell table:style-name="ce70"/>
            <table:table-cell office:value-type="float" office:value="8">
              <text:p>8</text:p>
            </table:table-cell>
            <table:table-cell table:style-name="ce89" table:formula="of:=[.I70]/[.J70]" office:value-type="float" office:value="0.01">
              <text:p><text:s/>$0.010 </text:p>
            </table:table-cell>
            <table:table-cell table:style-name="ce95" table:formula="of:=[.E70]*[.D70]" office:value-type="float" office:value="0.08">
              <text:p><text:s/>$0.08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1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M8 Nut Nyloc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71]/[.J71]" office:value-type="float" office:value="0.046">
              <text:p><text:s/>$0.046 </text:p>
            </table:table-cell>
            <table:table-cell table:style-name="ce95" table:formula="of:=[.E71]*[.D71]" office:value-type="float" office:value="0.046">
              <text:p><text:s/>$0.05 </text:p>
            </table:table-cell>
            <table:table-cell office:value-type="string">
              <text:p>Timberline</text:p>
            </table:table-cell>
            <table:table-cell office:value-type="string">
              <text:p>90576A117 </text:p>
            </table:table-cell>
            <table:table-cell office:value-type="currency" office:currency="USD" office:value="0.046">
              <text:p>$0.0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M3 x 10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1">
              <text:p>11</text:p>
            </table:table-cell>
            <table:table-cell table:style-name="ce89" table:formula="of:=[.I72]/[.J72]" office:value-type="float" office:value="0.0392">
              <text:p><text:s/>$0.039 </text:p>
            </table:table-cell>
            <table:table-cell table:style-name="ce95" table:formula="of:=[.E72]*[.D72]" office:value-type="float" office:value="0.4312">
              <text:p><text:s/>$0.43 </text:p>
            </table:table-cell>
            <table:table-cell office:value-type="string">
              <text:p>Timberline</text:p>
            </table:table-cell>
            <table:table-cell office:value-type="string">
              <text:p>91290A115</text:p>
            </table:table-cell>
            <table:table-cell office:value-type="currency" office:currency="USD" office:value="0.0392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M3 x 12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8">
              <text:p>8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6" office:value-type="string">
              <text:p>M3 x 16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24">
              <text:p>24</text:p>
            </table:table-cell>
            <table:table-cell table:style-name="ce89" table:formula="of:=[.I74]/[.J74]" office:value-type="float" office:value="0.0424">
              <text:p><text:s/>$0.042 </text:p>
            </table:table-cell>
            <table:table-cell table:style-name="ce95" table:formula="of:=[.E74]*[.D74]" office:value-type="float" office:value="1.0176">
              <text:p><text:s/>$1.02 </text:p>
            </table:table-cell>
            <table:table-cell office:value-type="string">
              <text:p>Timberline</text:p>
            </table:table-cell>
            <table:table-cell office:value-type="string">
              <text:p>91290A120</text:p>
            </table:table-cell>
            <table:table-cell office:value-type="currency" office:currency="USD" office:value="0.0424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6" office:value-type="string">
              <text:p>M4 x 20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2">
              <text:p>2</text:p>
            </table:table-cell>
            <table:table-cell table:style-name="ce89" table:formula="of:=[.I75]/[.J75]" office:value-type="float" office:value="0.0434">
              <text:p><text:s/>$0.043 </text:p>
            </table:table-cell>
            <table:table-cell table:style-name="ce95" table:formula="of:=[.E75]*[.D75]" office:value-type="float" office:value="0.0868">
              <text:p><text:s/>$0.09 </text:p>
            </table:table-cell>
            <table:table-cell office:value-type="string">
              <text:p>Timberline</text:p>
            </table:table-cell>
            <table:table-cell office:value-type="string">
              <text:p>91290A168</text:p>
            </table:table-cell>
            <table:table-cell office:value-type="currency" office:currency="USD" office:value="0.0434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5 x 14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8">
              <text:p>8</text:p>
            </table:table-cell>
            <table:table-cell table:style-name="ce89" table:formula="of:=[.I76]/[.J76]" office:value-type="float" office:value="0.08">
              <text:p><text:s/>$0.080 </text:p>
            </table:table-cell>
            <table:table-cell table:style-name="ce95" table:formula="of:=[.E76]*[.D76]" office:value-type="float" office:value="0.64">
              <text:p><text:s/>$0.64 </text:p>
            </table:table-cell>
            <table:table-cell office:value-type="string">
              <text:p>Timberline</text:p>
            </table:table-cell>
            <table:table-cell/>
            <table:table-cell office:value-type="currency" office:currency="USD" office:value="0.08">
              <text:p>$0.08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8 x 30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 table:formula="of:=[.I77]/[.J77]" office:value-type="float" office:value="0.112">
              <text:p><text:s/>$0.112 </text:p>
            </table:table-cell>
            <table:table-cell table:style-name="ce95" table:formula="of:=[.E77]*[.D77]" office:value-type="float" office:value="0.112">
              <text:p><text:s/>$0.11 </text:p>
            </table:table-cell>
            <table:table-cell office:value-type="string">
              <text:p>Timberline</text:p>
            </table:table-cell>
            <table:table-cell office:value-type="string">
              <text:p>91290A434</text:p>
            </table:table-cell>
            <table:table-cell office:value-type="currency" office:currency="USD" office:value="0.112">
              <text:p>$0.1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Nut</text:p>
            </table:table-cell>
            <table:table-cell office:value-type="string">
              <text:p>Plain Steel</text:p>
            </table:table-cell>
            <table:table-cell table:style-name="ce70"/>
            <table:table-cell office:value-type="float" office:value="12">
              <text:p>12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3" office:value-type="string">
              <text:p>M3 Nyloc Nut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20">
              <text:p>20</text:p>
            </table:table-cell>
            <table:table-cell table:style-name="ce89" table:formula="of:=[.I79]/[.J79]" office:value-type="float" office:value="0.0146">
              <text:p><text:s/>$0.015 </text:p>
            </table:table-cell>
            <table:table-cell table:style-name="ce95" table:formula="of:=[.E79]*[.D79]" office:value-type="float" office:value="0.292">
              <text:p><text:s/>$0.29 </text:p>
            </table:table-cell>
            <table:table-cell office:value-type="string">
              <text:p>Timberline</text:p>
            </table:table-cell>
            <table:table-cell office:value-type="string">
              <text:p>90576A102 </text:p>
            </table:table-cell>
            <table:table-cell office:value-type="currency" office:currency="USD" office:value="0.0146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Washer</text:p>
            </table:table-cell>
            <table:table-cell office:value-type="string">
              <text:p>Zinc-Plated Steel</text:p>
            </table:table-cell>
            <table:table-cell table:style-name="ce70"/>
            <table:table-cell office:value-type="float" office:value="39">
              <text:p>39</text:p>
            </table:table-cell>
            <table:table-cell table:style-name="ce89" table:formula="of:=[.I80]/[.J80]" office:value-type="float" office:value="0.0068">
              <text:p><text:s/>$0.007 </text:p>
            </table:table-cell>
            <table:table-cell table:style-name="ce95" table:formula="of:=[.E80]*[.D80]" office:value-type="float" office:value="0.2652">
              <text:p><text:s/>$0.27 </text:p>
            </table:table-cell>
            <table:table-cell office:value-type="string">
              <text:p>Timberline</text:p>
            </table:table-cell>
            <table:table-cell office:value-type="string">
              <text:p>91166A210</text:p>
            </table:table-cell>
            <table:table-cell office:value-type="currency" office:currency="USD" office:value="0.0068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4 Washer</text:p>
            </table:table-cell>
            <table:table-cell office:value-type="string">
              <text:p>Zinc-Plated Steel</text:p>
            </table:table-cell>
            <table:table-cell office:value-type="float" office:value="30005">
              <text:p>30005</text:p>
            </table:table-cell>
            <table:table-cell office:value-type="float" office:value="2">
              <text:p>2</text:p>
            </table:table-cell>
            <table:table-cell table:style-name="ce89" table:formula="of:=[.I81]/[.J81]" office:value-type="float" office:value="0.0104">
              <text:p><text:s/>$0.010 </text:p>
            </table:table-cell>
            <table:table-cell table:style-name="ce95" table:formula="of:=[.E81]*[.D81]" office:value-type="float" office:value="0.0208">
              <text:p><text:s/>$0.02 </text:p>
            </table:table-cell>
            <table:table-cell office:value-type="string">
              <text:p>Timberline</text:p>
            </table:table-cell>
            <table:table-cell office:value-type="string">
              <text:p>91166A230</text:p>
            </table:table-cell>
            <table:table-cell office:value-type="currency" office:currency="USD" office:value="0.0104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4 Nut</text:p>
            </table:table-cell>
            <table:table-cell office:value-type="string">
              <text:p>Plain Steel</text:p>
            </table:table-cell>
            <table:table-cell office:value-type="float" office:value="30002">
              <text:p>30002</text:p>
            </table:table-cell>
            <table:table-cell office:value-type="float" office:value="2">
              <text:p>2</text:p>
            </table:table-cell>
            <table:table-cell table:style-name="ce89" table:formula="of:=[.I82]/[.J82]" office:value-type="float" office:value="0.0086">
              <text:p><text:s/>$0.009 </text:p>
            </table:table-cell>
            <table:table-cell table:style-name="ce95" table:formula="of:=[.E82]*[.D82]" office:value-type="float" office:value="0.0172">
              <text:p><text:s/>$0.02 </text:p>
            </table:table-cell>
            <table:table-cell office:value-type="string">
              <text:p>Timberline</text:p>
            </table:table-cell>
            <table:table-cell office:value-type="string">
              <text:p>90592A011 </text:p>
            </table:table-cell>
            <table:table-cell office:value-type="currency" office:currency="USD" office:value="0.0086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</table:table-row-group>
        <table:table-row table:style-name="ro3">
          <table:table-cell table:style-name="ce24" office:value-type="string">
            <text:p>Heated-bed-assembly</text:p>
          </table:table-cell>
          <table:table-cell table:style-name="ce75"/>
          <table:table-cell table:style-name="ce70"/>
          <table:table-cell office:value-type="float" office:value="1">
            <text:p>1</text:p>
          </table:table-cell>
          <table:table-cell/>
          <table:table-cell table:style-name="ce94" table:formula="of:=SUM([.F84:.F97])" office:value-type="currency" office:currency="USD" office:value="34.2174892837658">
            <text:p>$34.22</text:p>
          </table:table-cell>
          <table:table-cell table:number-columns-repeated="1018"/>
        </table:table-row>
        <table:table-row-group>
          <table:table-row table:style-name="ro3">
            <table:table-cell table:style-name="ce33" office:value-type="string">
              <text:p>Heated Print Bed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style-name="ce89" table:formula="of:=[.I84]/[.J84]" office:value-type="float" office:value="9">
              <text:p><text:s/>$9.000 </text:p>
            </table:table-cell>
            <table:table-cell table:style-name="ce95" table:formula="of:=[.E84]*[.D84]" office:value-type="float" office:value="9">
              <text:p><text:s/>$9.00 </text:p>
            </table:table-cell>
            <table:table-cell table:number-columns-repeated="2"/>
            <table:table-cell office:value-type="currency" office:currency="USD" office:value="9">
              <text:p>$9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27" office:value-type="string">
              <text:p>Heat Bed Cover</text:p>
            </table:table-cell>
            <table:table-cell table:style-name="ce71" office:value-type="string">
              <text:p>Glass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90" table:formula="of:=[.I85]/[.J85]" office:value-type="float" office:value="14.5">
              <text:p><text:s/>$14.500 </text:p>
            </table:table-cell>
            <table:table-cell table:style-name="ce96" table:formula="of:=[.E85]*[.D85]" office:value-type="float" office:value="14.5">
              <text:p><text:s/>$14.50 </text:p>
            </table:table-cell>
            <table:table-cell table:style-name="ce76" office:value-type="string">
              <text:p>Allen Scientific Glass</text:p>
            </table:table-cell>
            <table:table-cell table:style-name="ce76"/>
            <table:table-cell table:style-name="ce93" office:value-type="currency" office:currency="USD" office:value="14.5">
              <text:p>$14.50</text:p>
            </table:table-cell>
            <table:table-cell table:style-name="ce76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Thermistor, 100K, axial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style-name="ce89" table:formula="of:=[.I86]/[.J86]" office:value-type="float" office:value="0.62764">
              <text:p><text:s/>$0.628 </text:p>
            </table:table-cell>
            <table:table-cell table:style-name="ce95" table:formula="of:=[.E86]*[.D86]" office:value-type="float" office:value="0.62764">
              <text:p><text:s/>$0.63 </text:p>
            </table:table-cell>
            <table:table-cell office:value-type="string">
              <text:p>Mouser</text:p>
            </table:table-cell>
            <table:table-cell office:value-type="string">
              <text:p>871-B57560G104F</text:p>
            </table:table-cell>
            <table:table-cell office:value-type="currency" office:currency="USD" office:value="0.62764">
              <text:p>$0.63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16awg Wire, purple, 500mm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91" table:formula="of:=[.I87]/[.J87]*(480/30480)" office:value-type="currency" office:currency="USD" office:value="1.7540157480315">
              <text:p>$1.75</text:p>
            </table:table-cell>
            <table:table-cell table:style-name="ce95" table:formula="of:=[.E87]*[.D87]" office:value-type="float" office:value="3.50803149606299">
              <text:p><text:s/>$3.51 </text:p>
            </table:table-cell>
            <table:table-cell table:number-columns-repeated="2"/>
            <table:table-cell office:value-type="currency" office:currency="USD" office:value="111.38">
              <text:p>$111.38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24awg Wire, yellow, 580mm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91" table:formula="of:=[.I88]/[.J88]*(550/30480)" office:value-type="currency" office:currency="USD" office:value="1.30751312335958">
              <text:p>$1.31</text:p>
            </table:table-cell>
            <table:table-cell table:style-name="ce95" table:formula="of:=[.E88]*[.D88]" office:value-type="float" office:value="2.61502624671916">
              <text:p><text:s/>$2.62 </text:p>
            </table:table-cell>
            <table:table-cell table:number-columns-repeated="2"/>
            <table:table-cell office:value-type="currency" office:currency="USD" office:value="72.46">
              <text:p>$72.46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Binder Clips</text:p>
            </table:table-cell>
            <table:table-cell table:style-name="ce75"/>
            <table:table-cell/>
            <table:table-cell office:value-type="float" office:value="4">
              <text:p>4</text:p>
            </table:table-cell>
            <table:table-cell table:style-name="ce89" table:formula="of:=[.I89]/[.J89]" office:value-type="float" office:value="0.0591666666666667">
              <text:p><text:s/>$0.059 </text:p>
            </table:table-cell>
            <table:table-cell table:style-name="ce95" table:formula="of:=[.E89]*[.D89]" office:value-type="float" office:value="0.236666666666667">
              <text:p><text:s/>$0.24 </text:p>
            </table:table-cell>
            <table:table-cell office:value-type="string">
              <text:p>Mcmaster-Carr</text:p>
            </table:table-cell>
            <table:table-cell office:value-type="string">
              <text:p>12755T72 </text:p>
            </table:table-cell>
            <table:table-cell office:value-type="currency" office:currency="USD" office:value="0.71">
              <text:p>$0.71</text:p>
            </table:table-cell>
            <table:table-cell office:value-type="float" office:value="12">
              <text:p>12</text:p>
            </table:table-cell>
            <table:table-cell table:number-columns-repeated="1014"/>
          </table:table-row>
          <table:table-row table:style-name="ro3">
            <table:table-cell table:style-name="ce42" office:value-type="string">
              <text:p>Wire Ferrules, 22-20 AWG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89" table:formula="of:=[.I90]/[.J90]" office:value-type="float" office:value="0.0577">
              <text:p><text:s/>$0.058 </text:p>
            </table:table-cell>
            <table:table-cell table:style-name="ce95" table:formula="of:=[.E90]*[.D90]" office:value-type="float" office:value="0.1154">
              <text:p><text:s/>$0.12 </text:p>
            </table:table-cell>
            <table:table-cell office:value-type="string">
              <text:p>Mcmaster-Carr</text:p>
            </table:table-cell>
            <table:table-cell office:value-type="string">
              <text:p>9681K17 </text:p>
            </table:table-cell>
            <table:table-cell office:value-type="currency" office:currency="USD" office:value="5.77">
              <text:p>$5.77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Bed Springs</text:p>
            </table:table-cell>
            <table:table-cell table:style-name="ce75"/>
            <table:table-cell/>
            <table:table-cell office:value-type="float" office:value="4">
              <text:p>4</text:p>
            </table:table-cell>
            <table:table-cell table:style-name="ce89" table:formula="of:=[.I91]/[.J91]" office:value-type="float" office:value="0.848333333333333">
              <text:p><text:s/>$0.848 </text:p>
            </table:table-cell>
            <table:table-cell table:style-name="ce95" table:formula="of:=[.E91]*[.D91]" office:value-type="float" office:value="3.39333333333333">
              <text:p><text:s/>$3.39 </text:p>
            </table:table-cell>
            <table:table-cell office:value-type="string">
              <text:p>Associated Spring</text:p>
            </table:table-cell>
            <table:table-cell/>
            <table:table-cell office:value-type="currency" office:currency="USD" office:value="5.09">
              <text:p>$5.09</text:p>
            </table:table-cell>
            <table:table-cell office:value-type="float" office:value="6">
              <text:p>6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x 20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4">
              <text:p>4</text:p>
            </table:table-cell>
            <table:table-cell table:style-name="ce89" table:formula="of:=[.I92]/[.J92]" office:value-type="float" office:value="0.0434">
              <text:p><text:s/>$0.043 </text:p>
            </table:table-cell>
            <table:table-cell table:style-name="ce95" table:formula="of:=[.E92]*[.D92]" office:value-type="float" office:value="0.1736">
              <text:p><text:s/>$0.17 </text:p>
            </table:table-cell>
            <table:table-cell office:value-type="string">
              <text:p>Timberline</text:p>
            </table:table-cell>
            <table:table-cell office:value-type="string">
              <text:p>91290A125</text:p>
            </table:table-cell>
            <table:table-cell office:value-type="currency" office:currency="USD" office:value="0.0434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Nut</text:p>
            </table:table-cell>
            <table:table-cell office:value-type="string">
              <text:p>Plain Steel</text:p>
            </table:table-cell>
            <table:table-cell/>
            <table:table-cell office:value-type="float" office:value="4">
              <text:p>4</text:p>
            </table:table-cell>
            <table:table-cell table:style-name="ce89" table:formula="of:=[.I93]/[.J93]" office:value-type="float" office:value="0.007">
              <text:p><text:s/>$0.007 </text:p>
            </table:table-cell>
            <table:table-cell table:style-name="ce95" table:formula="of:=[.E93]*[.D93]" office:value-type="float" office:value="0.028">
              <text:p><text:s/>$0.03 </text:p>
            </table:table-cell>
            <table:table-cell office:value-type="string">
              <text:p>Timberline</text:p>
            </table:table-cell>
            <table:table-cell office:value-type="string">
              <text:p>90592A009</text:p>
            </table:table-cell>
            <table:table-cell office:value-type="currency" office:currency="USD" office:value="0.007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2" office:value-type="string">
              <text:p>2 pin connector housing</text:p>
            </table:table-cell>
            <table:table-cell table:style-name="ce77"/>
            <table:table-cell table:style-name="ce80"/>
            <table:table-cell table:style-name="ce85" office:value-type="float" office:value="1">
              <text:p>1</text:p>
            </table:table-cell>
            <table:table-cell table:style-name="ce91" table:formula="of:=[.I94]/[.J94]*(39/305)" office:value-type="currency" office:currency="USD" office:value="0.00883829508196721">
              <text:p>$0.01</text:p>
            </table:table-cell>
            <table:table-cell table:style-name="ce95" table:formula="of:=[.E94]*[.D94]" office:value-type="float" office:value="0.00883829508196721">
              <text:p><text:s/>$0.01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69.12">
              <text:p>$69.12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42" office:value-type="string">
              <text:p>Female connector pins</text:p>
            </table:table-cell>
            <table:table-cell table:style-name="ce77"/>
            <table:table-cell table:style-name="ce80"/>
            <table:table-cell table:style-name="ce85" office:value-type="float" office:value="2">
              <text:p>2</text:p>
            </table:table-cell>
            <table:table-cell table:style-name="ce91" table:formula="of:=[.I95]/[.J95]*(39/305)" office:value-type="currency" office:currency="USD" office:value="0.00547662295081967">
              <text:p>$0.01</text:p>
            </table:table-cell>
            <table:table-cell table:style-name="ce95" table:formula="of:=[.E95]*[.D95]" office:value-type="float" office:value="0.0109532459016393">
              <text:p><text:s/>$0.01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42.83">
              <text:p>$42.83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PET Tape, 90mm Wide, 400mm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91" table:formula="of:=[.I96]/[.J96]*(400/32918.4)" office:value-type="currency" office:currency="USD" office:value="0.12151258870419">
              <text:p>$0.12</text:p>
            </table:table-cell>
            <table:table-cell/>
            <table:table-cell office:value-type="string">
              <text:p>kaptontape</text:p>
            </table:table-cell>
            <table:table-cell office:value-type="string">
              <text:p>KPT-3 1/2</text:p>
            </table:table-cell>
            <table:table-cell office:value-type="currency" office:currency="USD" office:value="10">
              <text:p>$10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Kapton Tape, 20mm Wide, 250mm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91" table:formula="of:=[.I97]/[.J97]*(250/32918.4)" office:value-type="currency" office:currency="USD" office:value="0.113918051910178">
              <text:p>$0.11</text:p>
            </table:table-cell>
            <table:table-cell/>
            <table:table-cell office:value-type="string">
              <text:p>kaptontape</text:p>
            </table:table-cell>
            <table:table-cell office:value-type="string">
              <text:p>KPT-3/4</text:p>
            </table:table-cell>
            <table:table-cell office:value-type="currency" office:currency="USD" office:value="15">
              <text:p>$15.00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</table:table-row-group>
        <table:table-row table:style-name="ro3">
          <table:table-cell table:style-name="ce24" office:value-type="string">
            <text:p>Budaschnozzle V1.1</text:p>
          </table:table-cell>
          <table:table-cell table:style-name="ce75"/>
          <table:table-cell table:style-name="ce70"/>
          <table:table-cell office:value-type="float" office:value="1">
            <text:p>1</text:p>
          </table:table-cell>
          <table:table-cell table:style-name="ce92" office:value-type="currency" office:currency="USD" office:value="40.8">
            <text:p>$40.80</text:p>
          </table:table-cell>
          <table:table-cell table:style-name="ce94" office:value-type="currency" office:currency="USD" office:value="40.43">
            <text:p>$40.43</text:p>
          </table:table-cell>
          <table:table-cell table:number-columns-repeated="1018"/>
        </table:table-row>
        <table:table-row table:style-name="ro3">
          <table:table-cell table:style-name="ce24" office:value-type="string">
            <text:p>Extruder (Wades)</text:p>
          </table:table-cell>
          <table:table-cell table:style-name="ce75"/>
          <table:table-cell table:style-name="ce70"/>
          <table:table-cell office:value-type="float" office:value="1">
            <text:p>1</text:p>
          </table:table-cell>
          <table:table-cell/>
          <table:table-cell table:style-name="ce94" table:formula="of:=SUM([.F100:.F122])" office:value-type="currency" office:currency="USD" office:value="11.10054">
            <text:p>$11.10</text:p>
          </table:table-cell>
          <table:table-cell table:number-columns-repeated="1018"/>
        </table:table-row>
        <table:table-row-group>
          <table:table-row table:style-name="ro3">
            <table:table-cell table:style-name="ce27" office:value-type="string">
              <text:p>Wade Reloaded Extruder Block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76"/>
            <table:table-cell table:style-name="ce93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Wade Reloaded Idler Block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76"/>
            <table:table-cell table:style-name="ce93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Wade Reloaded Bearing Washer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76"/>
            <table:table-cell table:style-name="ce93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7" office:value-type="string">
              <text:p>Reloaded herringbone large gear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76"/>
            <table:table-cell table:style-name="ce93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7" office:value-type="string">
              <text:p>Reloaded herringbone small gear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1">
              <text:p>1</text:p>
            </table:table-cell>
            <table:table-cell table:style-name="ce76"/>
            <table:table-cell table:style-name="ce93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3" office:value-type="string">
              <text:p>608 Bearing</text:p>
            </table:table-cell>
            <table:table-cell office:value-type="string">
              <text:p>Stainless Steel</text:p>
            </table:table-cell>
            <table:table-cell/>
            <table:table-cell office:value-type="float" office:value="3">
              <text:p>3</text:p>
            </table:table-cell>
            <table:table-cell table:style-name="ce89" table:formula="of:=[.I105]/[.J105]" office:value-type="float" office:value="0.3495">
              <text:p><text:s/>$0.350 </text:p>
            </table:table-cell>
            <table:table-cell table:style-name="ce92" table:formula="of:=[.E105]*[.D105]" office:value-type="currency" office:currency="USD" office:value="1.0485">
              <text:p>$1.05</text:p>
            </table:table-cell>
            <table:table-cell office:value-type="string">
              <text:p>VXB.com</text:p>
            </table:table-cell>
            <table:table-cell office:value-type="string">
              <text:p>608ZZ Bearings</text:p>
            </table:table-cell>
            <table:table-cell office:value-type="currency" office:currency="USD" office:value="34.95">
              <text:p>$34.95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Hobbed, M8 x 60 Hex Head Bolt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106]/[.J106]" office:value-type="float" office:value="0.3072">
              <text:p><text:s/>$0.307 </text:p>
            </table:table-cell>
            <table:table-cell table:style-name="ce95" table:formula="of:=[.E106]*[.D106]" office:value-type="float" office:value="0.3072">
              <text:p><text:s/>$0.31 </text:p>
            </table:table-cell>
            <table:table-cell/>
            <table:table-cell office:value-type="string">
              <text:p>91280A550 </text:p>
            </table:table-cell>
            <table:table-cell office:value-type="currency" office:currency="USD" office:value="7.68">
              <text:p>$7.68</text:p>
            </table:table-cell>
            <table:table-cell office:value-type="float" office:value="25">
              <text:p>25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8 Nut Nyloc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107]/[.J107]" office:value-type="float" office:value="0.0864">
              <text:p><text:s/>$0.086 </text:p>
            </table:table-cell>
            <table:table-cell table:style-name="ce95" table:formula="of:=[.E107]*[.D107]" office:value-type="float" office:value="0.0864">
              <text:p><text:s/>$0.09 </text:p>
            </table:table-cell>
            <table:table-cell/>
            <table:table-cell office:value-type="string">
              <text:p>90576A117 </text:p>
            </table:table-cell>
            <table:table-cell office:value-type="currency" office:currency="USD" office:value="8.64">
              <text:p>$8.64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8 Washer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5">
              <text:p>5</text:p>
            </table:table-cell>
            <table:table-cell table:style-name="ce89" table:formula="of:=[.I108]/[.J108]" office:value-type="float" office:value="0.0273">
              <text:p><text:s/>$0.027 </text:p>
            </table:table-cell>
            <table:table-cell table:style-name="ce95" table:formula="of:=[.E108]*[.D108]" office:value-type="float" office:value="0.1365">
              <text:p><text:s/>$0.14 </text:p>
            </table:table-cell>
            <table:table-cell/>
            <table:table-cell office:value-type="string">
              <text:p>91166A270</text:p>
            </table:table-cell>
            <table:table-cell office:value-type="currency" office:currency="USD" office:value="2.73">
              <text:p>$2.73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8mm Smooth Rod x 20 (.787in)</text:p>
            </table:table-cell>
            <table:table-cell office:value-type="string">
              <text:p>304 Stainless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109]/[.J109]*(20/1000)" office:value-type="float" office:value="0.2584">
              <text:p><text:s/>$0.258 </text:p>
            </table:table-cell>
            <table:table-cell table:style-name="ce95" table:formula="of:=[.E109]*[.D109]" office:value-type="float" office:value="0.2584">
              <text:p><text:s/>$0.26 </text:p>
            </table:table-cell>
            <table:table-cell office:value-type="string">
              <text:p>Mcmaster-Carr</text:p>
            </table:table-cell>
            <table:table-cell office:value-type="string">
              <text:p>1272T17</text:p>
            </table:table-cell>
            <table:table-cell office:value-type="currency" office:currency="USD" office:value="12.92">
              <text:p>$12.92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4 x 55 SHCS</text:p>
            </table:table-cell>
            <table:table-cell table:style-name="ce78" office:value-type="string">
              <text:p>Black-Oxide Alloy Steel</text:p>
            </table:table-cell>
            <table:table-cell/>
            <table:table-cell office:value-type="float" office:value="2">
              <text:p>2</text:p>
            </table:table-cell>
            <table:table-cell table:style-name="ce89" table:formula="of:=[.I110]/[.J110]" office:value-type="float" office:value="0.144">
              <text:p><text:s/>$0.144 </text:p>
            </table:table-cell>
            <table:table-cell table:style-name="ce95" table:formula="of:=[.E110]*[.D110]" office:value-type="float" office:value="0.288">
              <text:p><text:s/>$0.29 </text:p>
            </table:table-cell>
            <table:table-cell office:value-type="string">
              <text:p>Mcmaster-Carr</text:p>
            </table:table-cell>
            <table:table-cell office:value-type="string">
              <text:p>91290A187</text:p>
            </table:table-cell>
            <table:table-cell office:value-type="currency" office:currency="USD" office:value="14.4">
              <text:p>$14.40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Thumb Screw Knob for M4 SHCS</text:p>
            </table:table-cell>
            <table:table-cell office:value-type="string">
              <text:p>Plastic</text:p>
            </table:table-cell>
            <table:table-cell/>
            <table:table-cell office:value-type="float" office:value="2">
              <text:p>2</text:p>
            </table:table-cell>
            <table:table-cell table:style-name="ce89" table:formula="of:=[.I111]/[.J111]" office:value-type="float" office:value="0.2182">
              <text:p><text:s/>$0.218 </text:p>
            </table:table-cell>
            <table:table-cell table:style-name="ce95" table:formula="of:=[.E111]*[.D111]" office:value-type="float" office:value="0.4364">
              <text:p><text:s/>$0.44 </text:p>
            </table:table-cell>
            <table:table-cell office:value-type="string">
              <text:p>Mcmaster-Carr</text:p>
            </table:table-cell>
            <table:table-cell office:value-type="string">
              <text:p>91175A620</text:p>
            </table:table-cell>
            <table:table-cell office:value-type="currency" office:currency="USD" office:value="10.91">
              <text:p>$10.91</text:p>
            </table:table-cell>
            <table:table-cell office:value-type="float" office:value="50">
              <text:p>5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4 Washer, Large Diameter</text:p>
            </table:table-cell>
            <table:table-cell office:value-type="string">
              <text:p>Stainless Steel</text:p>
            </table:table-cell>
            <table:table-cell/>
            <table:table-cell office:value-type="float" office:value="2">
              <text:p>2</text:p>
            </table:table-cell>
            <table:table-cell table:style-name="ce89"/>
            <table:table-cell table:style-name="ce95"/>
            <table:table-cell office:value-type="string">
              <text:p>Mcmaster-Carr</text:p>
            </table:table-cell>
            <table:table-cell office:value-type="string">
              <text:p>91116A130</text:p>
            </table:table-cell>
            <table:table-cell table:number-columns-repeated="1016"/>
          </table:table-row>
          <table:table-row table:style-name="ro3">
            <table:table-cell table:style-name="ce33" office:value-type="string">
              <text:p>M4 Washer</text:p>
            </table:table-cell>
            <table:table-cell office:value-type="string">
              <text:p>Zinc-Plated Steel</text:p>
            </table:table-cell>
            <table:table-cell/>
            <table:table-cell office:value-type="float" office:value="2">
              <text:p>2</text:p>
            </table:table-cell>
            <table:table-cell table:style-name="ce89" table:formula="of:=[.I113]/[.J113]" office:value-type="float" office:value="0.0189">
              <text:p><text:s/>$0.019 </text:p>
            </table:table-cell>
            <table:table-cell table:style-name="ce95" table:formula="of:=[.E113]*[.D113]" office:value-type="float" office:value="0.0378">
              <text:p><text:s/>$0.04 </text:p>
            </table:table-cell>
            <table:table-cell/>
            <table:table-cell office:value-type="string">
              <text:p>91166A230</text:p>
            </table:table-cell>
            <table:table-cell office:value-type="currency" office:currency="USD" office:value="1.89">
              <text:p>$1.89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Washer</text:p>
            </table:table-cell>
            <table:table-cell table:style-name="ce75" office:value-type="string">
              <text:p>Zinc-Plated Steel</text:p>
            </table:table-cell>
            <table:table-cell/>
            <table:table-cell office:value-type="float" office:value="3">
              <text:p>3</text:p>
            </table:table-cell>
            <table:table-cell table:style-name="ce92" table:formula="of:=[.I114]/[.J114]" office:value-type="currency" office:currency="USD" office:value="0.0178">
              <text:p>$0.02</text:p>
            </table:table-cell>
            <table:table-cell table:style-name="ce92" table:formula="of:=[.E114]*[.D114]" office:value-type="currency" office:currency="USD" office:value="0.0534">
              <text:p>$0.05</text:p>
            </table:table-cell>
            <table:table-cell/>
            <table:table-cell office:value-type="string">
              <text:p>91166A210</text:p>
            </table:table-cell>
            <table:table-cell office:value-type="currency" office:currency="USD" office:value="1.78">
              <text:p>$1.78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Nut</text:p>
            </table:table-cell>
            <table:table-cell office:value-type="string">
              <text:p>Plain Steel</text:p>
            </table:table-cell>
            <table:table-cell/>
            <table:table-cell office:value-type="float" office:value="1">
              <text:p>1</text:p>
            </table:table-cell>
            <table:table-cell table:style-name="ce89" table:formula="of:=[.I115]/[.J115]" office:value-type="float" office:value="0.007">
              <text:p><text:s/>$0.007 </text:p>
            </table:table-cell>
            <table:table-cell table:style-name="ce95" table:formula="of:=[.E115]*[.D115]" office:value-type="float" office:value="0.007">
              <text:p><text:s/>$0.01 </text:p>
            </table:table-cell>
            <table:table-cell office:value-type="string">
              <text:p>Timberline</text:p>
            </table:table-cell>
            <table:table-cell office:value-type="string">
              <text:p>90592A009</text:p>
            </table:table-cell>
            <table:table-cell office:value-type="currency" office:currency="USD" office:value="0.007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Set Screw (Grub Screw)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89" table:formula="of:=[.I116]/[.J116]" office:value-type="float" office:value="0.053">
              <text:p><text:s/>$0.053 </text:p>
            </table:table-cell>
            <table:table-cell table:style-name="ce95" table:formula="of:=[.E116]*[.D116]" office:value-type="float" office:value="0.053">
              <text:p><text:s/>$0.05 </text:p>
            </table:table-cell>
            <table:table-cell/>
            <table:table-cell office:value-type="string">
              <text:p>91390A100 </text:p>
            </table:table-cell>
            <table:table-cell office:value-type="currency" office:currency="USD" office:value="5.3">
              <text:p>$5.30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x 10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3">
              <text:p>3</text:p>
            </table:table-cell>
            <table:table-cell table:style-name="ce89" table:formula="of:=[.I117]/[.J117]" office:value-type="float" office:value="0.0448">
              <text:p><text:s/>$0.045 </text:p>
            </table:table-cell>
            <table:table-cell table:style-name="ce95" table:formula="of:=[.E117]*[.D117]" office:value-type="float" office:value="0.1344">
              <text:p><text:s/>$0.13 </text:p>
            </table:table-cell>
            <table:table-cell/>
            <table:table-cell office:value-type="string">
              <text:p>91290A115</text:p>
            </table:table-cell>
            <table:table-cell office:value-type="currency" office:currency="USD" office:value="4.48">
              <text:p>$4.48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Default" table:number-columns-repeated="257"/>
            <table:table-cell table:number-columns-repeated="767"/>
          </table:table-row>
          <table:table-row table:style-name="ro3">
            <table:table-cell table:style-name="ce35" office:value-type="string">
              <text:p>Spring, .297OD, .049WD, .669FL</text:p>
            </table:table-cell>
            <table:table-cell office:value-type="string">
              <text:p>Music Wire</text:p>
            </table:table-cell>
            <table:table-cell/>
            <table:table-cell office:value-type="float" office:value="2">
              <text:p>2</text:p>
            </table:table-cell>
            <table:table-cell table:style-name="ce89"/>
            <table:table-cell table:style-name="ce95"/>
            <table:table-cell office:value-type="string">
              <text:p>Associated Spring</text:p>
            </table:table-cell>
            <table:table-cell office:value-type="string">
              <text:p>D12110</text:p>
            </table:table-cell>
            <table:table-cell table:number-columns-repeated="1016"/>
          </table:table-row>
          <table:table-row table:style-name="ro3">
            <table:table-cell table:style-name="ce43" office:value-type="string">
              <text:p>Nema 17 Bipolar</text:p>
            </table:table-cell>
            <table:table-cell table:style-name="ce71" table:number-columns-repeated="2"/>
            <table:table-cell table:style-name="ce76" office:value-type="float" office:value="1">
              <text:p>1</text:p>
            </table:table-cell>
            <table:table-cell table:style-name="ce90" table:formula="of:=[.I120]/[.J120]" office:value-type="float" office:value="8">
              <text:p><text:s/>$8.000 </text:p>
            </table:table-cell>
            <table:table-cell table:style-name="ce96" table:formula="of:=[.E120]*[.D120]" office:value-type="float" office:value="8">
              <text:p><text:s/>$8.00 </text:p>
            </table:table-cell>
            <table:table-cell table:style-name="ce76"/>
            <table:table-cell table:style-name="ce76" office:value-type="string">
              <text:p>SY42STH47-1504A</text:p>
            </table:table-cell>
            <table:table-cell table:style-name="ce93" office:value-type="currency" office:currency="USD" office:value="8">
              <text:p>$8.00</text:p>
            </table:table-cell>
            <table:table-cell table:style-name="ce76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4" office:value-type="string">
              <text:p>Female connector pins</text:p>
            </table:table-cell>
            <table:table-cell table:style-name="ce77"/>
            <table:table-cell table:style-name="ce80"/>
            <table:table-cell table:style-name="ce85" office:value-type="float" office:value="4">
              <text:p>4</text:p>
            </table:table-cell>
            <table:table-cell table:style-name="ce91" table:formula="of:=[.I121]/[.J121]" office:value-type="currency" office:currency="USD" office:value="0.04283">
              <text:p>$0.04</text:p>
            </table:table-cell>
            <table:table-cell table:style-name="ce95" table:formula="of:=[.E121]*[.D121]" office:value-type="float" office:value="0.17132">
              <text:p><text:s/>$0.17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42.83">
              <text:p>$42.83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  <table:table-row table:style-name="ro3">
            <table:table-cell table:style-name="ce44" office:value-type="string">
              <text:p>4 pin connector housing</text:p>
            </table:table-cell>
            <table:table-cell table:style-name="ce77"/>
            <table:table-cell table:style-name="ce80"/>
            <table:table-cell table:style-name="ce85" office:value-type="float" office:value="1">
              <text:p>1</text:p>
            </table:table-cell>
            <table:table-cell table:style-name="ce91" table:formula="of:=[.I122]/[.J122]" office:value-type="currency" office:currency="USD" office:value="0.08222">
              <text:p>$0.08</text:p>
            </table:table-cell>
            <table:table-cell table:style-name="ce95" table:formula="of:=[.E122]*[.D122]" office:value-type="float" office:value="0.08222">
              <text:p><text:s/>$0.08 </text:p>
            </table:table-cell>
            <table:table-cell office:value-type="string">
              <text:p>Hanson Hobbies</text:p>
            </table:table-cell>
            <table:table-cell/>
            <table:table-cell office:value-type="currency" office:currency="USD" office:value="82.22">
              <text:p>$82.22</text:p>
            </table:table-cell>
            <table:table-cell office:value-type="float" office:value="1000">
              <text:p>1000</text:p>
            </table:table-cell>
            <table:table-cell table:number-columns-repeated="1014"/>
          </table:table-row>
        </table:table-row-group>
        <table:table-row table:style-name="ro3">
          <table:table-cell table:style-name="ce24" office:value-type="string">
            <text:p>Electronics and Wiring</text:p>
          </table:table-cell>
          <table:table-cell table:style-name="ce75"/>
          <table:table-cell table:style-name="ce70"/>
          <table:table-cell office:value-type="float" office:value="1">
            <text:p>1</text:p>
          </table:table-cell>
          <table:table-cell table:style-name="Default"/>
          <table:table-cell table:style-name="ce94" table:formula="of:=SUM([.F128:.F137];[.F153:.F167];[.F124];[.F138];[.F143];[.F148])" office:value-type="currency" office:currency="USD" office:value="154.34768134039">
            <text:p>$154.35</text:p>
          </table:table-cell>
          <table:table-cell table:number-columns-repeated="1018"/>
        </table:table-row>
        <table:table-row-group>
          <table:table-row table:style-name="ro3">
            <table:table-cell table:style-name="ce45" office:value-type="string">
              <text:p>Driver Board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Default"/>
            <table:table-cell table:style-name="ce94" table:formula="of:=SUM([.F125:.F127])" office:value-type="currency" office:currency="USD" office:value="122.84">
              <text:p>$122.84</text:p>
            </table:table-cell>
            <table:table-cell office:value-type="string">
              <text:p>Aleph Objects</text:p>
            </table:table-cell>
            <table:table-cell table:number-columns-repeated="1017"/>
          </table:table-row>
          <table:table-row-group>
            <table:table-row table:style-name="ro3">
              <table:table-cell table:style-name="ce61" office:value-type="string">
                <text:p>Ramps, assembled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89" table:formula="of:=[.I125]/[.J125]" office:value-type="float" office:value="52">
                <text:p><text:s/>$52.000 </text:p>
              </table:table-cell>
              <table:table-cell table:style-name="ce95" table:formula="of:=[.E125]*[.D125]" office:value-type="float" office:value="52">
                <text:p><text:s/>$52.00 </text:p>
              </table:table-cell>
              <table:table-cell table:number-columns-repeated="2"/>
              <table:table-cell office:value-type="currency" office:currency="USD" office:value="52">
                <text:p>$52.00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62" office:value-type="string">
                <text:p>Arduino</text:p>
              </table:table-cell>
              <table:table-cell table:style-name="ce72"/>
              <table:table-cell table:style-name="ce71"/>
              <table:table-cell table:style-name="ce76" office:value-type="float" office:value="1">
                <text:p>1</text:p>
              </table:table-cell>
              <table:table-cell table:style-name="ce90" table:formula="of:=[.I126]/[.J126]" office:value-type="float" office:value="32">
                <text:p><text:s/>$32.000 </text:p>
              </table:table-cell>
              <table:table-cell table:style-name="ce96" table:formula="of:=[.E126]*[.D126]" office:value-type="float" office:value="32">
                <text:p><text:s/>$32.00 </text:p>
              </table:table-cell>
              <table:table-cell table:style-name="ce76" table:number-columns-repeated="2"/>
              <table:table-cell table:style-name="ce93" office:value-type="currency" office:currency="USD" office:value="32">
                <text:p>$32.00</text:p>
              </table:table-cell>
              <table:table-cell table:style-name="ce76"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62" office:value-type="string">
                <text:p>Pololus</text:p>
              </table:table-cell>
              <table:table-cell table:style-name="ce72"/>
              <table:table-cell table:style-name="ce71"/>
              <table:table-cell table:style-name="ce76" office:value-type="float" office:value="4">
                <text:p>4</text:p>
              </table:table-cell>
              <table:table-cell table:style-name="ce90" table:formula="of:=[.I127]/[.J127]" office:value-type="float" office:value="9.71">
                <text:p><text:s/>$9.710 </text:p>
              </table:table-cell>
              <table:table-cell table:style-name="ce96" table:formula="of:=[.E127]*[.D127]" office:value-type="float" office:value="38.84">
                <text:p><text:s/>$38.84 </text:p>
              </table:table-cell>
              <table:table-cell table:style-name="ce76" table:number-columns-repeated="2"/>
              <table:table-cell table:style-name="ce93" office:value-type="currency" office:currency="USD" office:value="9.71">
                <text:p>$9.71</text:p>
              </table:table-cell>
              <table:table-cell table:style-name="ce76" office:value-type="float" office:value="1">
                <text:p>1</text:p>
              </table:table-cell>
              <table:table-cell table:number-columns-repeated="1014"/>
            </table:table-row>
          </table:table-row-group>
          <table:table-row table:style-name="ro3">
            <table:table-cell table:style-name="ce43" office:value-type="string">
              <text:p>Endstop-holder-mod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2">
              <text:p>2</text:p>
            </table:table-cell>
            <table:table-cell table:style-name="ce93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43" office:value-type="string">
              <text:p>Wire Clip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4">
              <text:p>4</text:p>
            </table:table-cell>
            <table:table-cell table:style-name="ce93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43" office:value-type="string">
              <text:p>Electronics Clamp</text:p>
            </table:table-cell>
            <table:table-cell table:style-name="ce71" office:value-type="string">
              <text:p>ABS (Acrylonitrile Butadiene Styrene)</text:p>
            </table:table-cell>
            <table:table-cell table:style-name="ce71"/>
            <table:table-cell table:style-name="ce76" office:value-type="float" office:value="2">
              <text:p>2</text:p>
            </table:table-cell>
            <table:table-cell table:style-name="ce93" table:number-columns-repeated="2"/>
            <table:table-cell table:style-name="ce76" office:value-type="string">
              <text:p>Aleph Objects</text:p>
            </table:table-cell>
            <table:table-cell table:style-name="ce76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5" office:value-type="string">
              <text:p>M3 Washer, Nylon</text:p>
            </table:table-cell>
            <table:table-cell table:style-name="ce75" office:value-type="string">
              <text:p>Nylon</text:p>
            </table:table-cell>
            <table:table-cell/>
            <table:table-cell office:value-type="float" office:value="3">
              <text:p>3</text:p>
            </table:table-cell>
            <table:table-cell table:style-name="ce89"/>
            <table:table-cell table:style-name="ce95"/>
            <table:table-cell table:number-columns-repeated="1018"/>
          </table:table-row>
          <table:table-row table:style-name="ro3">
            <table:table-cell table:style-name="ce35" office:value-type="string">
              <text:p>M3 x 10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6">
              <text:p>6</text:p>
            </table:table-cell>
            <table:table-cell table:style-name="ce89" table:formula="of:=[.I132]/[.J132]" office:value-type="float" office:value="0.0392">
              <text:p><text:s/>$0.039 </text:p>
            </table:table-cell>
            <table:table-cell table:style-name="ce95" table:formula="of:=[.E132]*[.D132]" office:value-type="float" office:value="0.2352">
              <text:p><text:s/>$0.24 </text:p>
            </table:table-cell>
            <table:table-cell/>
            <table:table-cell office:value-type="string">
              <text:p>91290A120</text:p>
            </table:table-cell>
            <table:table-cell office:value-type="currency" office:currency="USD" office:value="0.0392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3 x 16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2">
              <text:p>2</text:p>
            </table:table-cell>
            <table:table-cell table:style-name="ce89" table:formula="of:=[.I133]/[.J133]" office:value-type="float" office:value="0.0392">
              <text:p><text:s/>$0.039 </text:p>
            </table:table-cell>
            <table:table-cell table:style-name="ce95" table:formula="of:=[.E133]*[.D133]" office:value-type="float" office:value="0.0784">
              <text:p><text:s/>$0.08 </text:p>
            </table:table-cell>
            <table:table-cell/>
            <table:table-cell office:value-type="string">
              <text:p>91290A120</text:p>
            </table:table-cell>
            <table:table-cell office:value-type="currency" office:currency="USD" office:value="0.0392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3 x 20 Bolt, SHCS Black-Oxide</text:p>
            </table:table-cell>
            <table:table-cell office:value-type="string">
              <text:p>Black-Oxide Alloy Steel</text:p>
            </table:table-cell>
            <table:table-cell table:style-name="ce70"/>
            <table:table-cell office:value-type="float" office:value="2">
              <text:p>2</text:p>
            </table:table-cell>
            <table:table-cell table:style-name="ce89" table:formula="of:=[.I134]/[.J134]" office:value-type="float" office:value="0.0434">
              <text:p><text:s/>$0.043 </text:p>
            </table:table-cell>
            <table:table-cell table:style-name="ce95" table:formula="of:=[.E134]*[.D134]" office:value-type="float" office:value="0.0868">
              <text:p><text:s/>$0.09 </text:p>
            </table:table-cell>
            <table:table-cell/>
            <table:table-cell office:value-type="string">
              <text:p>91290A123</text:p>
            </table:table-cell>
            <table:table-cell office:value-type="currency" office:currency="USD" office:value="0.0434">
              <text:p>$0.04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M3 x 25 Bolt, SHCS Black-Oxide</text:p>
            </table:table-cell>
            <table:table-cell office:value-type="string">
              <text:p>Black-Oxide Alloy Steel</text:p>
            </table:table-cell>
            <table:table-cell/>
            <table:table-cell office:value-type="float" office:value="3">
              <text:p>3</text:p>
            </table:table-cell>
            <table:table-cell table:style-name="ce89" table:formula="of:=[.I135]/[.J135]" office:value-type="float" office:value="0.067">
              <text:p><text:s/>$0.067 </text:p>
            </table:table-cell>
            <table:table-cell table:style-name="ce95" table:formula="of:=[.E135]*[.D135]" office:value-type="float" office:value="0.201">
              <text:p><text:s/>$0.20 </text:p>
            </table:table-cell>
            <table:table-cell/>
            <table:table-cell office:value-type="string">
              <text:p>91290A135 </text:p>
            </table:table-cell>
            <table:table-cell office:value-type="currency" office:currency="USD" office:value="0.067">
              <text:p>$0.07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Washer</text:p>
            </table:table-cell>
            <table:table-cell table:style-name="ce75" office:value-type="string">
              <text:p>Zinc-Plated Steel</text:p>
            </table:table-cell>
            <table:table-cell/>
            <table:table-cell office:value-type="float" office:value="12">
              <text:p>12</text:p>
            </table:table-cell>
            <table:table-cell table:style-name="ce92" table:formula="of:=[.I136]/[.J136]" office:value-type="currency" office:currency="USD" office:value="0.0068">
              <text:p>$0.01</text:p>
            </table:table-cell>
            <table:table-cell table:style-name="ce92" table:formula="of:=[.E136]*[.D136]" office:value-type="currency" office:currency="USD" office:value="0.0816">
              <text:p>$0.08</text:p>
            </table:table-cell>
            <table:table-cell/>
            <table:table-cell office:value-type="string">
              <text:p>91166A210</text:p>
            </table:table-cell>
            <table:table-cell office:value-type="currency" office:currency="USD" office:value="0.0068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M3 nyloc Nut</text:p>
            </table:table-cell>
            <table:table-cell table:style-name="ce75" office:value-type="string">
              <text:p>Zinc-Plated Steel</text:p>
            </table:table-cell>
            <table:table-cell/>
            <table:table-cell office:value-type="float" office:value="3">
              <text:p>3</text:p>
            </table:table-cell>
            <table:table-cell table:style-name="ce92" table:formula="of:=[.I137]/[.J137]" office:value-type="currency" office:currency="USD" office:value="0.0146">
              <text:p>$0.01</text:p>
            </table:table-cell>
            <table:table-cell table:style-name="ce92" table:formula="of:=[.E137]*[.D137]" office:value-type="currency" office:currency="USD" office:value="0.0438">
              <text:p>$0.04</text:p>
            </table:table-cell>
            <table:table-cell/>
            <table:table-cell office:value-type="string">
              <text:p>90576A102 </text:p>
            </table:table-cell>
            <table:table-cell office:value-type="currency" office:currency="USD" office:value="0.0146">
              <text:p>$0.01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45" office:value-type="string">
              <text:p>Y Mech Switch Assembly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Default"/>
            <table:table-cell table:style-name="ce94" table:formula="of:=SUM([.F139:.F142])" office:value-type="currency" office:currency="USD" office:value="1.76564220532679">
              <text:p>$1.77</text:p>
            </table:table-cell>
            <table:table-cell table:number-columns-repeated="1018"/>
          </table:table-row>
          <table:table-row-group>
            <table:table-row table:style-name="ro3">
              <table:table-cell table:style-name="ce63" office:value-type="string">
                <text:p>Mechanical Switch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89" table:formula="of:=[.I139]/[.J139]" office:value-type="float" office:value="1.5">
                <text:p><text:s/>$1.500 </text:p>
              </table:table-cell>
              <table:table-cell table:style-name="ce95" table:formula="of:=[.E139]*[.D139]" office:value-type="float" office:value="1.5">
                <text:p><text:s/>$1.50 </text:p>
              </table:table-cell>
              <table:table-cell table:number-columns-repeated="2"/>
              <table:table-cell office:value-type="currency" office:currency="USD" office:value="1.5">
                <text:p>$1.50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63" office:value-type="string">
                <text:p>24 awg 2 conductor ribbon cable, 320mm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91" table:formula="of:=[.I140]/[.J140]*(400/30480)" office:value-type="currency" office:currency="USD" office:value="0.24501312335958">
                <text:p>$0.25</text:p>
              </table:table-cell>
              <table:table-cell table:style-name="ce95" table:formula="of:=[.E140]*[.D140]" office:value-type="float" office:value="0.24501312335958">
                <text:p><text:s/>$0.25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18.67">
                <text:p>$18.67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Female connector pins</text:p>
              </table:table-cell>
              <table:table-cell table:style-name="ce77"/>
              <table:table-cell table:style-name="ce80"/>
              <table:table-cell table:style-name="ce85" office:value-type="float" office:value="2">
                <text:p>2</text:p>
              </table:table-cell>
              <table:table-cell table:style-name="ce91" table:formula="of:=[.I141]/[.J141]*(39/305)" office:value-type="currency" office:currency="USD" office:value="0.00547662295081967">
                <text:p>$0.01</text:p>
              </table:table-cell>
              <table:table-cell table:style-name="ce95" table:formula="of:=[.E141]*[.D141]" office:value-type="float" office:value="0.0109532459016393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42.83">
                <text:p>$42.83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3 pin connector housing</text:p>
              </table:table-cell>
              <table:table-cell table:style-name="ce77"/>
              <table:table-cell table:style-name="ce80"/>
              <table:table-cell table:style-name="ce85" office:value-type="float" office:value="1">
                <text:p>1</text:p>
              </table:table-cell>
              <table:table-cell table:style-name="ce91" table:formula="of:=[.I142]/[.J142]*(39/305)" office:value-type="currency" office:currency="USD" office:value="0.00967583606557377">
                <text:p>$0.01</text:p>
              </table:table-cell>
              <table:table-cell table:style-name="ce95" table:formula="of:=[.E142]*[.D142]" office:value-type="float" office:value="0.00967583606557377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75.67">
                <text:p>$75.67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</table:table-row-group>
          <table:table-row table:style-name="ro3">
            <table:table-cell table:style-name="ce45" office:value-type="string">
              <text:p>X Mech Switch Assembly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Default"/>
            <table:table-cell table:style-name="ce94" table:formula="of:=SUM([.F144:.F147])" office:value-type="currency" office:currency="USD" office:value="1.86364745467063">
              <text:p>$1.86</text:p>
            </table:table-cell>
            <table:table-cell table:number-columns-repeated="1018"/>
          </table:table-row>
          <table:table-row-group>
            <table:table-row table:style-name="ro3">
              <table:table-cell table:style-name="ce63" office:value-type="string">
                <text:p>Mechanical Switch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89" table:formula="of:=[.I144]/[.J144]" office:value-type="float" office:value="1.5">
                <text:p><text:s/>$1.500 </text:p>
              </table:table-cell>
              <table:table-cell table:style-name="ce95" table:formula="of:=[.E144]*[.D144]" office:value-type="float" office:value="1.5">
                <text:p><text:s/>$1.50 </text:p>
              </table:table-cell>
              <table:table-cell table:number-columns-repeated="2"/>
              <table:table-cell office:value-type="currency" office:currency="USD" office:value="1.5">
                <text:p>$1.50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63" office:value-type="string">
                <text:p>24 awg 2 conductor ribbon cable, 510mm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91" table:formula="of:=[.I145]/[.J145]*(560/30480)" office:value-type="currency" office:currency="USD" office:value="0.343018372703412">
                <text:p>$0.34</text:p>
              </table:table-cell>
              <table:table-cell table:style-name="ce95" table:formula="of:=[.E145]*[.D145]" office:value-type="float" office:value="0.343018372703412">
                <text:p><text:s/>$0.34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18.67">
                <text:p>$18.67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Female connector pins</text:p>
              </table:table-cell>
              <table:table-cell table:style-name="ce77"/>
              <table:table-cell table:style-name="ce80"/>
              <table:table-cell table:style-name="ce85" office:value-type="float" office:value="2">
                <text:p>2</text:p>
              </table:table-cell>
              <table:table-cell table:style-name="ce91" table:formula="of:=[.I146]/[.J146]*(39/305)" office:value-type="currency" office:currency="USD" office:value="0.00547662295081967">
                <text:p>$0.01</text:p>
              </table:table-cell>
              <table:table-cell table:style-name="ce95" table:formula="of:=[.E146]*[.D146]" office:value-type="float" office:value="0.0109532459016393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42.83">
                <text:p>$42.83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3 pin connector housing</text:p>
              </table:table-cell>
              <table:table-cell table:style-name="ce77"/>
              <table:table-cell table:style-name="ce80"/>
              <table:table-cell table:style-name="ce85" office:value-type="float" office:value="1">
                <text:p>1</text:p>
              </table:table-cell>
              <table:table-cell table:style-name="ce91" table:formula="of:=[.I147]/[.J147]*(39/305)" office:value-type="currency" office:currency="USD" office:value="0.00967583606557377">
                <text:p>$0.01</text:p>
              </table:table-cell>
              <table:table-cell table:style-name="ce95" table:formula="of:=[.E147]*[.D147]" office:value-type="float" office:value="0.00967583606557377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75.67">
                <text:p>$75.67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</table:table-row-group>
          <table:table-row table:style-name="ro3">
            <table:table-cell table:style-name="ce45" office:value-type="string">
              <text:p>Z Mech Switch Assembly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Default"/>
            <table:table-cell table:style-name="ce94" table:formula="of:=SUM([.F149:.F152])" office:value-type="currency" office:currency="USD" office:value="1.83302081425068">
              <text:p>$1.83</text:p>
            </table:table-cell>
            <table:table-cell table:number-columns-repeated="1018"/>
          </table:table-row>
          <table:table-row-group>
            <table:table-row table:style-name="ro3">
              <table:table-cell table:style-name="ce63" office:value-type="string">
                <text:p>Mechanical Switch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89" table:formula="of:=[.I149]/[.J149]" office:value-type="float" office:value="1.5">
                <text:p><text:s/>$1.500 </text:p>
              </table:table-cell>
              <table:table-cell table:style-name="ce95" table:formula="of:=[.E149]*[.D149]" office:value-type="float" office:value="1.5">
                <text:p><text:s/>$1.50 </text:p>
              </table:table-cell>
              <table:table-cell table:number-columns-repeated="2"/>
              <table:table-cell office:value-type="currency" office:currency="USD" office:value="1.5">
                <text:p>$1.50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63" office:value-type="string">
                <text:p>24 awg 2 conductor ribbon cable, 550mm</text:p>
              </table:table-cell>
              <table:table-cell table:style-name="ce75"/>
              <table:table-cell/>
              <table:table-cell office:value-type="float" office:value="1">
                <text:p>1</text:p>
              </table:table-cell>
              <table:table-cell table:style-name="ce91" table:formula="of:=[.I150]/[.J150]*(510/30480)" office:value-type="currency" office:currency="USD" office:value="0.312391732283465">
                <text:p>$0.31</text:p>
              </table:table-cell>
              <table:table-cell table:style-name="ce95" table:formula="of:=[.E150]*[.D150]" office:value-type="float" office:value="0.312391732283465">
                <text:p><text:s/>$0.3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18.67">
                <text:p>$18.67</text:p>
              </table:table-cell>
              <table:table-cell office:value-type="float" office:value="1">
                <text:p>1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Female connector pins</text:p>
              </table:table-cell>
              <table:table-cell table:style-name="ce77"/>
              <table:table-cell table:style-name="ce80"/>
              <table:table-cell table:style-name="ce85" office:value-type="float" office:value="2">
                <text:p>2</text:p>
              </table:table-cell>
              <table:table-cell table:style-name="ce91" table:formula="of:=[.I151]/[.J151]*(39/305)" office:value-type="currency" office:currency="USD" office:value="0.00547662295081967">
                <text:p>$0.01</text:p>
              </table:table-cell>
              <table:table-cell table:style-name="ce95" table:formula="of:=[.E151]*[.D151]" office:value-type="float" office:value="0.0109532459016393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42.83">
                <text:p>$42.83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  <table:table-row table:style-name="ro3">
              <table:table-cell table:style-name="ce34" office:value-type="string">
                <text:p>3 pin connector housing</text:p>
              </table:table-cell>
              <table:table-cell table:style-name="ce77"/>
              <table:table-cell table:style-name="ce80"/>
              <table:table-cell table:style-name="ce85" office:value-type="float" office:value="1">
                <text:p>1</text:p>
              </table:table-cell>
              <table:table-cell table:style-name="ce91" table:formula="of:=[.I152]/[.J152]*(39/305)" office:value-type="currency" office:currency="USD" office:value="0.00967583606557377">
                <text:p>$0.01</text:p>
              </table:table-cell>
              <table:table-cell table:style-name="ce95" table:formula="of:=[.E152]*[.D152]" office:value-type="float" office:value="0.00967583606557377">
                <text:p><text:s/>$0.01 </text:p>
              </table:table-cell>
              <table:table-cell office:value-type="string">
                <text:p>Hanson Hobbies</text:p>
              </table:table-cell>
              <table:table-cell/>
              <table:table-cell office:value-type="currency" office:currency="USD" office:value="75.67">
                <text:p>$75.67</text:p>
              </table:table-cell>
              <table:table-cell office:value-type="float" office:value="1000">
                <text:p>1000</text:p>
              </table:table-cell>
              <table:table-cell table:number-columns-repeated="1014"/>
            </table:table-row>
          </table:table-row-group>
          <table:table-row table:style-name="ro3">
            <table:table-cell table:style-name="ce35" office:value-type="string">
              <text:p>Wire Wrap, 1/4”, 340mm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89" table:formula="of:=[.I153]/[.J153]*(300/30480)" office:value-type="float" office:value="0.403051181102362">
              <text:p><text:s/>$0.403 </text:p>
            </table:table-cell>
            <table:table-cell table:style-name="ce95" table:formula="of:=[.E153]*[.D153]" office:value-type="float" office:value="0.403051181102362">
              <text:p><text:s/>$0.40 </text:p>
            </table:table-cell>
            <table:table-cell office:value-type="string">
              <text:p>Mcmaster-Carr</text:p>
            </table:table-cell>
            <table:table-cell office:value-type="string">
              <text:p>7432K91</text:p>
            </table:table-cell>
            <table:table-cell office:value-type="currency" office:currency="USD" office:value="40.95">
              <text:p>$40.9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Wire Wrap, 1/4”, 360mm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89" table:formula="of:=[.I154]/[.J154]*(380/30480)" office:value-type="float" office:value="0.510531496062992">
              <text:p><text:s/>$0.511 </text:p>
            </table:table-cell>
            <table:table-cell table:style-name="ce95" table:formula="of:=[.E154]*[.D154]" office:value-type="float" office:value="0.510531496062992">
              <text:p><text:s/>$0.51 </text:p>
            </table:table-cell>
            <table:table-cell office:value-type="string">
              <text:p>Mcmaster-Carr</text:p>
            </table:table-cell>
            <table:table-cell office:value-type="string">
              <text:p>7432K91</text:p>
            </table:table-cell>
            <table:table-cell office:value-type="currency" office:currency="USD" office:value="40.95">
              <text:p>$40.9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5" office:value-type="string">
              <text:p>Wire Wrap, 1/4”, 470mm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89" table:formula="of:=[.I155]/[.J155]*(300/30480)" office:value-type="float" office:value="0.403051181102362">
              <text:p><text:s/>$0.403 </text:p>
            </table:table-cell>
            <table:table-cell table:style-name="ce95" table:formula="of:=[.E155]*[.D155]" office:value-type="float" office:value="0.403051181102362">
              <text:p><text:s/>$0.40 </text:p>
            </table:table-cell>
            <table:table-cell office:value-type="string">
              <text:p>Mcmaster-Carr</text:p>
            </table:table-cell>
            <table:table-cell office:value-type="string">
              <text:p>7432K91</text:p>
            </table:table-cell>
            <table:table-cell office:value-type="currency" office:currency="USD" office:value="40.95">
              <text:p>$40.9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Wire Wrap, 1/4”, 510mm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89" table:formula="of:=[.I156]/[.J156]*(380/30480)" office:value-type="float" office:value="0.510531496062992">
              <text:p><text:s/>$0.511 </text:p>
            </table:table-cell>
            <table:table-cell table:style-name="ce95" table:formula="of:=[.E156]*[.D156]" office:value-type="float" office:value="1.02106299212598">
              <text:p><text:s/>$1.02 </text:p>
            </table:table-cell>
            <table:table-cell office:value-type="string">
              <text:p>Mcmaster-Carr</text:p>
            </table:table-cell>
            <table:table-cell office:value-type="string">
              <text:p>7432K91</text:p>
            </table:table-cell>
            <table:table-cell office:value-type="currency" office:currency="USD" office:value="40.95">
              <text:p>$40.9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Wire Wrap, 1/4”, 700mm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89" table:formula="of:=[.I157]/[.J157]*(380/30480)" office:value-type="float" office:value="0.510531496062992">
              <text:p><text:s/>$0.511 </text:p>
            </table:table-cell>
            <table:table-cell table:style-name="ce95" table:formula="of:=[.E157]*[.D157]" office:value-type="float" office:value="1.02106299212598">
              <text:p><text:s/>$1.02 </text:p>
            </table:table-cell>
            <table:table-cell office:value-type="string">
              <text:p>Mcmaster-Carr</text:p>
            </table:table-cell>
            <table:table-cell office:value-type="string">
              <text:p>7432K91</text:p>
            </table:table-cell>
            <table:table-cell office:value-type="currency" office:currency="USD" office:value="40.95">
              <text:p>$40.9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Zip Ties</text:p>
            </table:table-cell>
            <table:table-cell table:style-name="ce75"/>
            <table:table-cell/>
            <table:table-cell office:value-type="float" office:value="4">
              <text:p>4</text:p>
            </table:table-cell>
            <table:table-cell table:style-name="ce92" table:formula="of:=[.I158]/[.J158]" office:value-type="currency" office:currency="USD" office:value="0.0225">
              <text:p>$0.02</text:p>
            </table:table-cell>
            <table:table-cell table:style-name="ce92" table:formula="of:=[.E158]*[.D158]" office:value-type="currency" office:currency="USD" office:value="0.09">
              <text:p>$0.09</text:p>
            </table:table-cell>
            <table:table-cell office:value-type="string">
              <text:p>Mcmaster-Carr</text:p>
            </table:table-cell>
            <table:table-cell office:value-type="string">
              <text:p>7130K52</text:p>
            </table:table-cell>
            <table:table-cell office:value-type="currency" office:currency="USD" office:value="2.25">
              <text:p>$2.25</text:p>
            </table:table-cell>
            <table:table-cell office:value-type="float" office:value="100">
              <text:p>1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Power Switch</text:p>
            </table:table-cell>
            <table:table-cell table:style-name="ce75"/>
            <table:table-cell/>
            <table:table-cell office:value-type="float" office:value="1">
              <text:p>1</text:p>
            </table:table-cell>
            <table:table-cell table:style-name="ce92" table:formula="of:=[.I159]/[.J159]" office:value-type="currency" office:currency="USD" office:value="0.55">
              <text:p>$0.55</text:p>
            </table:table-cell>
            <table:table-cell table:style-name="ce92" table:formula="of:=[.E159]*[.D159]" office:value-type="currency" office:currency="USD" office:value="0.55">
              <text:p>$0.55</text:p>
            </table:table-cell>
            <table:table-cell office:value-type="string">
              <text:p>mouser</text:p>
            </table:table-cell>
            <table:table-cell office:value-type="string">
              <text:p>612-RE111C1121</text:p>
            </table:table-cell>
            <table:table-cell office:value-type="currency" office:currency="USD" office:value="0.55">
              <text:p>$0.55</text:p>
            </table:table-cell>
            <table:table-cell office:value-type="float" office:value="1">
              <text:p>1</text:p>
            </table:table-cell>
            <table:table-cell table:number-columns-repeated="1014"/>
          </table:table-row>
          <table:table-row table:style-name="ro5">
            <table:table-cell table:style-name="ce33" office:value-type="string">
              <text:p>Crimp on Terminals</text:p>
            </table:table-cell>
            <table:table-cell table:style-name="ce75"/>
            <table:table-cell/>
            <table:table-cell office:value-type="float" office:value="2">
              <text:p>2</text:p>
            </table:table-cell>
            <table:table-cell table:style-name="ce92" table:formula="of:=[.I160]/[.J160]" office:value-type="currency" office:currency="USD" office:value="0.154">
              <text:p>$0.15</text:p>
            </table:table-cell>
            <table:table-cell table:style-name="ce92" table:formula="of:=[.E160]*[.D160]" office:value-type="currency" office:currency="USD" office:value="0.308">
              <text:p>$0.31</text:p>
            </table:table-cell>
            <table:table-cell office:value-type="string">
              <text:p>Mcmaster-Carr</text:p>
            </table:table-cell>
            <table:table-cell office:value-type="string">
              <text:p>8026K5</text:p>
            </table:table-cell>
            <table:table-cell office:value-type="currency" office:currency="USD" office:value="46.2">
              <text:p>$46.20</text:p>
            </table:table-cell>
            <table:table-cell office:value-type="float" office:value="300">
              <text:p>300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Silver Crimp Terminals</text:p>
            </table:table-cell>
            <table:table-cell table:style-name="ce75"/>
            <table:table-cell/>
            <table:table-cell office:value-type="float" office:value="4">
              <text:p>4</text:p>
            </table:table-cell>
            <table:table-cell table:style-name="ce92" table:number-columns-repeated="2"/>
            <table:table-cell/>
            <table:table-cell office:value-type="string">
              <text:p>8026K96</text:p>
            </table:table-cell>
            <table:table-cell table:number-columns-repeated="1016"/>
          </table:table-row>
          <table:table-row table:style-name="ro3">
            <table:table-cell table:style-name="ce33" office:value-type="string">
              <text:p>Black, Slide together Connector housings</text:p>
            </table:table-cell>
            <table:table-cell table:style-name="ce75"/>
            <table:table-cell/>
            <table:table-cell office:value-type="float" office:value="4">
              <text:p>4</text:p>
            </table:table-cell>
            <table:table-cell table:style-name="ce92" table:number-columns-repeated="2"/>
            <table:table-cell table:number-columns-repeated="1018"/>
          </table:table-row>
          <table:table-row table:style-name="ro3">
            <table:table-cell table:style-name="ce33" office:value-type="string">
              <text:p>24 awg 2 conductor wire, black, 900mm</text:p>
            </table:table-cell>
            <table:table-cell table:style-name="ce75"/>
            <table:table-cell table:style-name="ce70"/>
            <table:table-cell office:value-type="float" office:value="1">
              <text:p>1</text:p>
            </table:table-cell>
            <table:table-cell table:style-name="ce91" table:formula="of:=[.I163]/[.J163]*(1000/76200)" office:value-type="currency" office:currency="USD" office:value="0.511811023622047">
              <text:p>$0.51</text:p>
            </table:table-cell>
            <table:table-cell table:style-name="ce95" table:formula="of:=[.E163]*[.D163]" office:value-type="float" office:value="0.511811023622047">
              <text:p><text:s/>$0.51 </text:p>
            </table:table-cell>
            <table:table-cell table:style-name="ce97" office:value-type="string">
              <text:p>Home Depot</text:p>
            </table:table-cell>
            <table:table-cell table:style-name="ce102" office:value-type="string">
              <text:p>cerrowire 252-1001g3</text:p>
            </table:table-cell>
            <table:table-cell table:style-name="ce103" office:value-type="currency" office:currency="USD" office:value="39">
              <text:p>$39.00</text:p>
            </table:table-cell>
            <table:table-cell table:style-name="ce102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Power Supply</text:p>
            </table:table-cell>
            <table:table-cell table:style-name="ce75"/>
            <table:table-cell table:style-name="ce70"/>
            <table:table-cell office:value-type="float" office:value="1">
              <text:p>1</text:p>
            </table:table-cell>
            <table:table-cell table:style-name="ce92" table:formula="of:=[.I164]/[.J164]" office:value-type="currency" office:currency="USD" office:value="16">
              <text:p>$16.00</text:p>
            </table:table-cell>
            <table:table-cell table:style-name="ce92" table:formula="of:=[.E164]*[.D164]" office:value-type="currency" office:currency="USD" office:value="16">
              <text:p>$16.00</text:p>
            </table:table-cell>
            <table:table-cell table:style-name="ce97"/>
            <table:table-cell table:style-name="ce102"/>
            <table:table-cell table:style-name="ce104" office:value-type="currency" office:currency="USD" office:value="16">
              <text:p>$16.00</text:p>
            </table:table-cell>
            <table:table-cell table:style-name="ce102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64" office:value-type="string">
              <text:p>Terminal Cover</text:p>
            </table:table-cell>
            <table:table-cell table:style-name="ce71" office:value-type="string">
              <text:p>ABS (Acrylonitrile Butadiene Styrene)</text:p>
            </table:table-cell>
            <table:table-cell table:style-name="ce76"/>
            <table:table-cell table:style-name="ce76" office:value-type="float" office:value="1">
              <text:p>1</text:p>
            </table:table-cell>
            <table:table-cell table:style-name="ce93" table:number-columns-repeated="2"/>
            <table:table-cell table:style-name="ce98" office:value-type="string">
              <text:p>Aleph Objects</text:p>
            </table:table-cell>
            <table:table-cell table:style-name="ce98"/>
            <table:table-cell table:style-name="ce105"/>
            <table:table-cell table:style-name="ce98"/>
            <table:table-cell table:number-columns-repeated="1014"/>
          </table:table-row>
          <table:table-row table:style-name="ro3">
            <table:table-cell table:style-name="ce33" office:value-type="string">
              <text:p>3 Prong Plug</text:p>
            </table:table-cell>
            <table:table-cell table:style-name="ce75"/>
            <table:table-cell table:style-name="ce70"/>
            <table:table-cell office:value-type="float" office:value="1">
              <text:p>1</text:p>
            </table:table-cell>
            <table:table-cell table:style-name="ce92" table:formula="of:=[.I166]/[.J166]" office:value-type="currency" office:currency="USD" office:value="3.38">
              <text:p>$3.38</text:p>
            </table:table-cell>
            <table:table-cell table:style-name="ce92" table:formula="of:=[.E166]*[.D166]" office:value-type="currency" office:currency="USD" office:value="3.38">
              <text:p>$3.38</text:p>
            </table:table-cell>
            <table:table-cell table:style-name="ce97" office:value-type="string">
              <text:p>Mcmaster-Carr</text:p>
            </table:table-cell>
            <table:table-cell table:style-name="ce102" office:value-type="string">
              <text:p>70355K76</text:p>
            </table:table-cell>
            <table:table-cell table:style-name="ce103" office:value-type="currency" office:currency="USD" office:value="3.38">
              <text:p>$3.38</text:p>
            </table:table-cell>
            <table:table-cell table:style-name="ce102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Data Cable, 6'</text:p>
            </table:table-cell>
            <table:table-cell table:style-name="ce75"/>
            <table:table-cell table:style-name="ce70"/>
            <table:table-cell office:value-type="float" office:value="1">
              <text:p>1</text:p>
            </table:table-cell>
            <table:table-cell table:style-name="ce92" table:formula="of:=[.I167]/[.J167]" office:value-type="currency" office:currency="USD" office:value="1.12">
              <text:p>$1.12</text:p>
            </table:table-cell>
            <table:table-cell table:style-name="ce92" table:formula="of:=[.E167]*[.D167]" office:value-type="currency" office:currency="USD" office:value="1.12">
              <text:p>$1.12</text:p>
            </table:table-cell>
            <table:table-cell table:style-name="ce97"/>
            <table:table-cell table:style-name="ce102"/>
            <table:table-cell table:style-name="ce103" office:value-type="currency" office:currency="USD" office:value="1.12">
              <text:p>$1.12</text:p>
            </table:table-cell>
            <table:table-cell table:style-name="ce102" office:value-type="float" office:value="1">
              <text:p>1</text:p>
            </table:table-cell>
            <table:table-cell table:number-columns-repeated="1014"/>
          </table:table-row>
          <table:table-row table:style-name="ro3">
            <table:table-cell table:style-name="ce33" office:value-type="string">
              <text:p>SDRAMPS Board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MicroSD Card with Files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MicroSD Adapter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</table:table-row-group>
        <table:table-row table:style-name="ro3">
          <table:table-cell table:style-name="ce65" office:value-type="string">
            <text:p>Coil holder</text:p>
          </table:table-cell>
          <table:table-cell table:style-name="ce79" table:number-columns-repeated="2"/>
          <table:table-cell table:style-name="ce86"/>
          <table:table-cell table:style-name="ce79" table:number-columns-repeated="6"/>
          <table:table-cell table:number-columns-repeated="1014"/>
        </table:table-row>
        <table:table-row-group>
          <table:table-row table:style-name="ro3">
            <table:table-cell table:style-name="ce66" office:value-type="string">
              <text:p>Hub</text:p>
            </table:table-cell>
            <table:table-cell table:style-name="ce71" office:value-type="string">
              <text:p>ABS (Acrylonitrile Butadiene Styrene)</text:p>
            </table:table-cell>
            <table:table-cell table:style-name="ce81"/>
            <table:table-cell table:style-name="ce87" office:value-type="float" office:value="1">
              <text:p>1</text:p>
            </table:table-cell>
            <table:table-cell table:style-name="ce81" table:number-columns-repeated="2"/>
            <table:table-cell table:style-name="ce81" office:value-type="string">
              <text:p>Aleph Objects</text:p>
            </table:table-cell>
            <table:table-cell table:style-name="ce81" table:number-columns-repeated="3"/>
            <table:table-cell table:number-columns-repeated="1014"/>
          </table:table-row>
          <table:table-row table:style-name="ro3">
            <table:table-cell table:style-name="ce66" office:value-type="string">
              <text:p>Back Arm</text:p>
            </table:table-cell>
            <table:table-cell table:style-name="ce71" office:value-type="string">
              <text:p>ABS (Acrylonitrile Butadiene Styrene)</text:p>
            </table:table-cell>
            <table:table-cell table:style-name="ce81"/>
            <table:table-cell table:style-name="ce87" office:value-type="float" office:value="3">
              <text:p>3</text:p>
            </table:table-cell>
            <table:table-cell table:style-name="ce81" table:number-columns-repeated="2"/>
            <table:table-cell table:style-name="ce81" office:value-type="string">
              <text:p>Aleph Objects</text:p>
            </table:table-cell>
            <table:table-cell table:style-name="ce81" table:number-columns-repeated="3"/>
            <table:table-cell table:number-columns-repeated="1014"/>
          </table:table-row>
          <table:table-row table:style-name="ro3">
            <table:table-cell table:style-name="ce66" office:value-type="string">
              <text:p>Front Arm</text:p>
            </table:table-cell>
            <table:table-cell table:style-name="ce71" office:value-type="string">
              <text:p>ABS (Acrylonitrile Butadiene Styrene)</text:p>
            </table:table-cell>
            <table:table-cell table:style-name="ce81"/>
            <table:table-cell table:style-name="ce87" office:value-type="float" office:value="3">
              <text:p>3</text:p>
            </table:table-cell>
            <table:table-cell table:style-name="ce81" table:number-columns-repeated="2"/>
            <table:table-cell table:style-name="ce81" office:value-type="string">
              <text:p>Aleph Objects</text:p>
            </table:table-cell>
            <table:table-cell table:style-name="ce81" table:number-columns-repeated="3"/>
            <table:table-cell table:number-columns-repeated="1014"/>
          </table:table-row>
          <table:table-row table:style-name="ro3">
            <table:table-cell table:style-name="ce66" office:value-type="string">
              <text:p>Feed Tube Support</text:p>
            </table:table-cell>
            <table:table-cell table:style-name="ce71" office:value-type="string">
              <text:p>ABS (Acrylonitrile Butadiene Styrene)</text:p>
            </table:table-cell>
            <table:table-cell table:style-name="ce81"/>
            <table:table-cell table:style-name="ce87" office:value-type="float" office:value="1">
              <text:p>1</text:p>
            </table:table-cell>
            <table:table-cell table:style-name="ce81" table:number-columns-repeated="2"/>
            <table:table-cell table:style-name="ce81" office:value-type="string">
              <text:p>Aleph Objects</text:p>
            </table:table-cell>
            <table:table-cell table:style-name="ce81" table:number-columns-repeated="3"/>
            <table:table-cell table:number-columns-repeated="1014"/>
          </table:table-row>
          <table:table-row table:style-name="ro3">
            <table:table-cell table:style-name="ce67" office:value-type="string">
              <text:p>M4 x 20 Bolt, Hex Head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9">
              <text:p>9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67" office:value-type="string">
              <text:p>M4 Washer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9">
              <text:p>9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67" office:value-type="string">
              <text:p>M4 Wing Nut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3">
              <text:p>3</text:p>
            </table:table-cell>
            <table:table-cell table:style-name="ce79" table:number-columns-repeated="6"/>
            <table:table-cell table:number-columns-repeated="1014"/>
          </table:table-row>
          <table:table-row table:style-name="ro4">
            <table:table-cell table:style-name="ce67" office:value-type="string">
              <text:p>M4 Nut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6">
              <text:p>6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67" office:value-type="string">
              <text:p>M8 x 50 Hex Head Bolt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1">
              <text:p>1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67" office:value-type="string">
              <text:p>M8 Washer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4">
              <text:p>4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67" office:value-type="string">
              <text:p>M8 Wing Nut</text:p>
            </table:table-cell>
            <table:table-cell table:style-name="ce79" office:value-type="string">
              <text:p>Zinc-Plated Steel</text:p>
            </table:table-cell>
            <table:table-cell table:style-name="ce79"/>
            <table:table-cell table:style-name="ce86" office:value-type="float" office:value="1">
              <text:p>1</text:p>
            </table:table-cell>
            <table:table-cell table:style-name="ce79" table:number-columns-repeated="6"/>
            <table:table-cell table:number-columns-repeated="1014"/>
          </table:table-row>
          <table:table-row table:style-name="ro3">
            <table:table-cell table:style-name="ce33" office:value-type="string">
              <text:p>608 Bearing</text:p>
            </table:table-cell>
            <table:table-cell office:value-type="string">
              <text:p>Stainless Steel</text:p>
            </table:table-cell>
            <table:table-cell/>
            <table:table-cell office:value-type="float" office:value="2">
              <text:p>2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Zip Ties</text:p>
            </table:table-cell>
            <table:table-cell office:value-type="string">
              <text:p>Nylon</text:p>
            </table:table-cell>
            <table:table-cell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5" office:value-type="string">
              <text:p>Feed Tube, PTFE, 400mm</text:p>
            </table:table-cell>
            <table:table-cell table:style-name="ce75" office:value-type="string">
              <text:p>PTFE</text:p>
            </table:table-cell>
            <table:table-cell table:style-name="ce70"/>
            <table:table-cell office:value-type="float" office:value="1">
              <text:p>1</text:p>
            </table:table-cell>
            <table:table-cell table:style-name="ce92" table:formula="of:=[.I185]/[.J185]" office:value-type="currency" office:currency="USD" office:value="1.69">
              <text:p>$1.69</text:p>
            </table:table-cell>
            <table:table-cell table:style-name="ce92" table:formula="of:=[.E185]*[.D185]" office:value-type="currency" office:currency="USD" office:value="1.69">
              <text:p>$1.69</text:p>
            </table:table-cell>
            <table:table-cell table:style-name="ce97" office:value-type="string">
              <text:p>Mcmaster-Carr</text:p>
            </table:table-cell>
            <table:table-cell table:style-name="ce102" office:value-type="string">
              <text:p>5239K12</text:p>
            </table:table-cell>
            <table:table-cell table:style-name="ce104" office:value-type="currency" office:currency="USD" office:value="1.69">
              <text:p>$1.69</text:p>
            </table:table-cell>
            <table:table-cell table:style-name="ce102" office:value-type="float" office:value="1">
              <text:p>1</text:p>
            </table:table-cell>
            <table:table-cell table:number-columns-repeated="1014"/>
          </table:table-row>
        </table:table-row-group>
        <table:table-row table:style-name="ro3">
          <table:table-cell table:style-name="ce24" office:value-type="string">
            <text:p>Shipping</text:p>
          </table:table-cell>
          <table:table-cell table:number-columns-repeated="1023"/>
        </table:table-row>
        <table:table-row-group>
          <table:table-row table:style-name="ro3">
            <table:table-cell table:style-name="ce33" office:value-type="string">
              <text:p>Printer Documentation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27" office:value-type="string">
              <text:p>5 Meter Sample ABS</text:p>
            </table:table-cell>
            <table:table-cell table:style-name="ce71" table:number-columns-repeated="2"/>
            <table:table-cell table:style-name="ce76" office:value-type="float" office:value="1">
              <text:p>1</text:p>
            </table:table-cell>
            <table:table-cell table:style-name="ce76" table:number-columns-repeated="4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33" office:value-type="string">
              <text:p>Unpacking Instructions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Box, 22” x 22” x 19”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Packing Material</text:p>
            </table:table-cell>
            <table:table-cell table:number-columns-repeated="2"/>
            <table:table-cell office:value-type="string">
              <text:p>?</text:p>
            </table:table-cell>
            <table:table-cell table:number-columns-repeated="1020"/>
          </table:table-row>
          <table:table-row table:style-name="ro3">
            <table:table-cell table:style-name="ce68" office:value-type="string">
              <text:p>Z Axis Shipping Clamp</text:p>
            </table:table-cell>
            <table:table-cell table:style-name="ce71" office:value-type="string">
              <text:p>ABS (Acrylonitrile Butadiene Styrene)</text:p>
            </table:table-cell>
            <table:table-cell table:style-name="ce82"/>
            <table:table-cell table:style-name="ce88" office:value-type="float" office:value="4">
              <text:p>4</text:p>
            </table:table-cell>
            <table:table-cell table:style-name="ce76"/>
            <table:table-cell table:style-name="ce96"/>
            <table:table-cell table:style-name="ce76" office:value-type="string">
              <text:p>Aleph Objects</text:p>
            </table:table-cell>
            <table:table-cell table:style-name="ce88"/>
            <table:table-cell table:style-name="ce93"/>
            <table:table-cell table:style-name="ce76"/>
            <table:table-cell table:number-columns-repeated="1014"/>
          </table:table-row>
          <table:table-row table:style-name="ro3">
            <table:table-cell table:style-name="ce28" office:value-type="string">
              <text:p>M4 x 20 Bolt, Hex Head</text:p>
            </table:table-cell>
            <table:table-cell table:style-name="ce73"/>
            <table:table-cell table:style-name="Default"/>
            <table:table-cell table:style-name="ce83" office:value-type="float" office:value="4">
              <text:p>4</text:p>
            </table:table-cell>
            <table:table-cell/>
            <table:table-cell table:style-name="ce95"/>
            <table:table-cell office:value-type="string">
              <text:p>Timberline</text:p>
            </table:table-cell>
            <table:table-cell table:style-name="ce83"/>
            <table:table-cell table:number-columns-repeated="1016"/>
          </table:table-row>
          <table:table-row table:style-name="ro3">
            <table:table-cell table:style-name="ce30" office:value-type="string">
              <text:p>M4 Wing Nut</text:p>
            </table:table-cell>
            <table:table-cell table:style-name="ce73"/>
            <table:table-cell table:style-name="Default"/>
            <table:table-cell table:style-name="ce83" office:value-type="float" office:value="4">
              <text:p>4</text:p>
            </table:table-cell>
            <table:table-cell/>
            <table:table-cell table:style-name="ce95"/>
            <table:table-cell office:value-type="string">
              <text:p>Timberline</text:p>
            </table:table-cell>
            <table:table-cell table:style-name="ce99"/>
            <table:table-cell table:number-columns-repeated="1016"/>
          </table:table-row>
          <table:table-row table:style-name="ro3">
            <table:table-cell table:style-name="ce31" office:value-type="string">
              <text:p>Small Zip Tie</text:p>
            </table:table-cell>
            <table:table-cell table:style-name="ce74"/>
            <table:table-cell table:style-name="Default"/>
            <table:table-cell table:style-name="ce83" office:value-type="float" office:value="3">
              <text:p>3</text:p>
            </table:table-cell>
            <table:table-cell/>
            <table:table-cell table:style-name="ce95"/>
            <table:table-cell/>
            <table:table-cell table:style-name="ce100"/>
            <table:table-cell table:number-columns-repeated="1016"/>
          </table:table-row>
          <table:table-row table:style-name="ro3">
            <table:table-cell table:style-name="ce33" office:value-type="string">
              <text:p>Large Zip Tie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1020"/>
          </table:table-row>
          <table:table-row table:style-name="ro3">
            <table:table-cell table:style-name="ce33" office:value-type="string">
              <text:p>Tape, Hold Glass to Heat Bed</text:p>
            </table:table-cell>
            <table:table-cell table:number-columns-repeated="2"/>
            <table:table-cell office:value-type="string">
              <text:p>AR</text:p>
            </table:table-cell>
            <table:table-cell table:number-columns-repeated="1020"/>
          </table:table-row>
        </table:table-row-group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" table:style-name="ta2" table:print="false"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5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number-columns-repeated="1016" table:default-cell-style-name="ce26"/>
        <table:table-row table:style-name="ro1">
          <table:table-cell table:style-name="ce46" office:value-type="string">
            <text:p>Description</text:p>
          </table:table-cell>
          <table:table-cell table:style-name="ce46" office:value-type="string">
            <text:p>Material</text:p>
          </table:table-cell>
          <table:table-cell table:style-name="ce46" office:value-type="string">
            <text:p>Item #</text:p>
          </table:table-cell>
          <table:table-cell table:style-name="ce46" office:value-type="string">
            <text:p>Qty Required</text:p>
          </table:table-cell>
          <table:table-cell table:style-name="ce46" office:value-type="string">
            <text:p>Qty to order</text:p>
          </table:table-cell>
          <table:table-cell table:style-name="ce46" office:value-type="string">
            <text:p>Price Each</text:p>
          </table:table-cell>
          <table:table-cell table:style-name="ce46" office:value-type="string">
            <text:p>Price Total 250</text:p>
          </table:table-cell>
          <table:table-cell table:style-name="ce46" office:value-type="string">
            <text:p>Supplier</text:p>
          </table:table-cell>
          <table:table-cell table:style-name="ce46"/>
          <table:table-cell table:style-name="ce59"/>
          <table:table-cell table:style-name="ce46"/>
          <table:table-cell table:number-columns-repeated="1013"/>
        </table:table-row>
        <table:table-row table:style-name="ro1">
          <table:table-cell table:style-name="ce47" office:value-type="string">
            <text:p>Aluminum Kit w/ thds</text:p>
          </table:table-cell>
          <table:table-cell table:style-name="ce50"/>
          <table:table-cell table:style-name="ce51" table:number-columns-repeated="3"/>
          <table:table-cell table:style-name="ce54"/>
          <table:table-cell table:style-name="ce59" table:formula="of:=SUM([.G3:.G7])" office:value-type="currency" office:currency="USD" office:value="5030.4">
            <text:p>$5,030.40</text:p>
          </table:table-cell>
          <table:table-cell table:style-name="ce51"/>
          <table:table-cell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Aluminum Extrusion - 5 Series, 420mm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HFS5-2020-420</text:p>
          </table:table-cell>
          <table:table-cell table:style-name="ce29" office:value-type="float" office:value="4">
            <text:p>4</text:p>
          </table:table-cell>
          <table:table-cell table:style-name="ce29" table:formula="of:=64*[.D3]" office:value-type="float" office:value="256">
            <text:p>256</text:p>
          </table:table-cell>
          <table:table-cell table:style-name="ce55" office:value-type="currency" office:currency="USD" office:value="2.39">
            <text:p>$2.39</text:p>
          </table:table-cell>
          <table:table-cell table:style-name="ce54" table:formula="of:=([.F3]*[.E3])" office:value-type="currency" office:currency="USD" office:value="611.84">
            <text:p>$611.84</text:p>
          </table:table-cell>
          <table:table-cell table:style-name="ce51" office:value-type="string">
            <text:p>Misumi</text:p>
          </table:table-cell>
          <table:table-cell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Aluminum Extrusion - 5 Series, 420mm, tapped on both ends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HFS5-2020-420-TPW</text:p>
          </table:table-cell>
          <table:table-cell table:style-name="ce29" office:value-type="float" office:value="2">
            <text:p>2</text:p>
          </table:table-cell>
          <table:table-cell table:style-name="ce29" table:formula="of:=64*[.D4]" office:value-type="float" office:value="128">
            <text:p>128</text:p>
          </table:table-cell>
          <table:table-cell table:style-name="ce55" office:value-type="currency" office:currency="USD" office:value="5.99">
            <text:p>$5.99</text:p>
          </table:table-cell>
          <table:table-cell table:style-name="ce54" table:formula="of:=([.F4]*[.E4])" office:value-type="currency" office:currency="USD" office:value="766.72">
            <text:p>$766.72</text:p>
          </table:table-cell>
          <table:table-cell table:style-name="ce51" office:value-type="string">
            <text:p>Misumi</text:p>
          </table:table-cell>
          <table:table-cell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Aluminum Extrusion - 5 Series, 340mm, tapped on both ends</text:p>
          </table:table-cell>
          <table:table-cell table:style-name="ce25" office:value-type="string">
            <text:p>aluminum</text:p>
          </table:table-cell>
          <table:table-cell table:style-name="ce53" office:value-type="string">
            <text:p>HFS5-2020-340-TPW</text:p>
          </table:table-cell>
          <table:table-cell table:style-name="ce29" office:value-type="float" office:value="4">
            <text:p>4</text:p>
          </table:table-cell>
          <table:table-cell table:style-name="ce29" table:formula="of:=64*[.D5]" office:value-type="float" office:value="256">
            <text:p>256</text:p>
          </table:table-cell>
          <table:table-cell table:style-name="ce56" office:value-type="currency" office:currency="USD" office:value="5.53">
            <text:p>$5.53</text:p>
          </table:table-cell>
          <table:table-cell table:style-name="ce54" table:formula="of:=([.F5]*[.E5])" office:value-type="currency" office:currency="USD" office:value="1415.68">
            <text:p>$1,415.68</text:p>
          </table:table-cell>
          <table:table-cell table:style-name="ce51" office:value-type="string">
            <text:p>Misumi</text:p>
          </table:table-cell>
          <table:table-cell table:style-name="ce60"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48" office:value-type="string">
            <text:p>Aluminum Extrusion - 5 Series, 300mm, tapped on both ends</text:p>
          </table:table-cell>
          <table:table-cell office:value-type="string">
            <text:p>aluminum</text:p>
          </table:table-cell>
          <table:table-cell office:value-type="string">
            <text:p>HFS5-2020-300-TPW</text:p>
          </table:table-cell>
          <table:table-cell table:style-name="ce29" office:value-type="float" office:value="4">
            <text:p>4</text:p>
          </table:table-cell>
          <table:table-cell table:style-name="ce29" table:formula="of:=64*[.D6]" office:value-type="float" office:value="256">
            <text:p>256</text:p>
          </table:table-cell>
          <table:table-cell table:style-name="ce57" office:value-type="currency" office:currency="USD" office:value="5.31">
            <text:p>$5.31</text:p>
          </table:table-cell>
          <table:table-cell table:style-name="ce54" table:formula="of:=([.F6]*[.E6])" office:value-type="currency" office:currency="USD" office:value="1359.36">
            <text:p>$1,359.36</text:p>
          </table:table-cell>
          <table:table-cell table:style-name="ce51" office:value-type="string">
            <text:p>Misumi</text:p>
          </table:table-cell>
          <table:table-cell table:number-columns-repeated="1016"/>
        </table:table-row>
        <table:table-row table:style-name="ro1">
          <table:table-cell table:style-name="ce49" office:value-type="string">
            <text:p>Pre-Assembly Square Nuts -For HFS5</text:p>
          </table:table-cell>
          <table:table-cell office:value-type="string">
            <text:p>Low Carbon Steel</text:p>
          </table:table-cell>
          <table:table-cell office:value-type="string">
            <text:p>HNKK5-5</text:p>
          </table:table-cell>
          <table:table-cell table:style-name="ce39" office:value-type="float" office:value="1">
            <text:p>1</text:p>
          </table:table-cell>
          <table:table-cell table:style-name="ce29" table:formula="of:=64*[.D7]" office:value-type="float" office:value="64">
            <text:p>64</text:p>
          </table:table-cell>
          <table:table-cell table:style-name="ce57" office:value-type="currency" office:currency="USD" office:value="13.7">
            <text:p>$13.70</text:p>
          </table:table-cell>
          <table:table-cell table:style-name="ce54" table:formula="of:=([.F7]*[.E7])" office:value-type="currency" office:currency="USD" office:value="876.8">
            <text:p>$876.80</text:p>
          </table:table-cell>
          <table:table-cell table:style-name="ce51" office:value-type="string">
            <text:p>Misumi</text:p>
          </table:table-cell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ce29"/>
          <table:table-cell table:number-columns-repeated="1019"/>
        </table:table-row>
        <table:table-row table:style-name="ro1">
          <table:table-cell table:style-name="ce47" office:value-type="string">
            <text:p>Aluminum Kit w/o thds</text:p>
          </table:table-cell>
          <table:table-cell table:style-name="ce50"/>
          <table:table-cell table:style-name="ce51" table:number-columns-repeated="2"/>
          <table:table-cell table:style-name="ce29"/>
          <table:table-cell table:style-name="ce54"/>
          <table:table-cell table:style-name="ce59" table:formula="of:=SUM([.G13:.G16])" office:value-type="currency" office:currency="USD" office:value="2726.4">
            <text:p>$2,726.40</text:p>
          </table:table-cell>
          <table:table-cell table:style-name="ce51"/>
          <table:table-cell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Aluminum Extrusion - 5 Series, 420mm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HFS5-2020-420</text:p>
          </table:table-cell>
          <table:table-cell table:style-name="ce29" office:value-type="float" office:value="6">
            <text:p>6</text:p>
          </table:table-cell>
          <table:table-cell table:style-name="ce29" table:formula="of:=64*[.D13]" office:value-type="float" office:value="384">
            <text:p>384</text:p>
          </table:table-cell>
          <table:table-cell table:style-name="ce55" office:value-type="currency" office:currency="USD" office:value="2.39">
            <text:p>$2.39</text:p>
          </table:table-cell>
          <table:table-cell table:style-name="ce54" table:formula="of:=([.F13]*[.E13])" office:value-type="currency" office:currency="USD" office:value="917.76">
            <text:p>$917.76</text:p>
          </table:table-cell>
          <table:table-cell table:style-name="ce51" office:value-type="string">
            <text:p>Misumi</text:p>
          </table:table-cell>
          <table:table-cell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Aluminum Extrusion - 5 Series, 340mm</text:p>
          </table:table-cell>
          <table:table-cell table:style-name="ce25" office:value-type="string">
            <text:p>aluminum</text:p>
          </table:table-cell>
          <table:table-cell table:style-name="ce53" office:value-type="string">
            <text:p>HFS5-2020-340</text:p>
          </table:table-cell>
          <table:table-cell table:style-name="ce29" office:value-type="float" office:value="4">
            <text:p>4</text:p>
          </table:table-cell>
          <table:table-cell table:style-name="ce29" table:formula="of:=64*[.D14]" office:value-type="float" office:value="256">
            <text:p>256</text:p>
          </table:table-cell>
          <table:table-cell table:style-name="ce56" office:value-type="currency" office:currency="USD" office:value="1.93">
            <text:p>$1.93</text:p>
          </table:table-cell>
          <table:table-cell table:style-name="ce54" table:formula="of:=([.F14]*[.E14])" office:value-type="currency" office:currency="USD" office:value="494.08">
            <text:p>$494.08</text:p>
          </table:table-cell>
          <table:table-cell table:style-name="ce51" office:value-type="string">
            <text:p>Misumi</text:p>
          </table:table-cell>
          <table:table-cell table:style-name="ce60"/>
          <table:table-cell table:style-name="ce51" table:number-columns-repeated="2"/>
          <table:table-cell table:number-columns-repeated="1013"/>
        </table:table-row>
        <table:table-row table:style-name="ro1">
          <table:table-cell table:style-name="ce48" office:value-type="string">
            <text:p>Aluminum Extrusion - 5 Series, 300mm</text:p>
          </table:table-cell>
          <table:table-cell office:value-type="string">
            <text:p>aluminum</text:p>
          </table:table-cell>
          <table:table-cell office:value-type="string">
            <text:p>HFS5-2020-300</text:p>
          </table:table-cell>
          <table:table-cell table:style-name="ce29" office:value-type="float" office:value="4">
            <text:p>4</text:p>
          </table:table-cell>
          <table:table-cell table:style-name="ce29" table:formula="of:=64*[.D15]" office:value-type="float" office:value="256">
            <text:p>256</text:p>
          </table:table-cell>
          <table:table-cell table:style-name="ce57" office:value-type="currency" office:currency="USD" office:value="1.71">
            <text:p>$1.71</text:p>
          </table:table-cell>
          <table:table-cell table:style-name="ce54" table:formula="of:=([.F15]*[.E15])" office:value-type="currency" office:currency="USD" office:value="437.76">
            <text:p>$437.76</text:p>
          </table:table-cell>
          <table:table-cell table:style-name="ce51" office:value-type="string">
            <text:p>Misumi</text:p>
          </table:table-cell>
          <table:table-cell table:number-columns-repeated="1016"/>
        </table:table-row>
        <table:table-row table:style-name="ro1">
          <table:table-cell table:style-name="ce49" office:value-type="string">
            <text:p>Pre-Assembly Square Nuts -For HFS5</text:p>
          </table:table-cell>
          <table:table-cell office:value-type="string">
            <text:p>Low Carbon Steel</text:p>
          </table:table-cell>
          <table:table-cell office:value-type="string">
            <text:p>HNKK5-5</text:p>
          </table:table-cell>
          <table:table-cell table:style-name="ce39" office:value-type="float" office:value="1">
            <text:p>1</text:p>
          </table:table-cell>
          <table:table-cell table:style-name="ce29" table:formula="of:=64*[.D16]" office:value-type="float" office:value="64">
            <text:p>64</text:p>
          </table:table-cell>
          <table:table-cell table:style-name="ce57" office:value-type="currency" office:currency="USD" office:value="13.7">
            <text:p>$13.70</text:p>
          </table:table-cell>
          <table:table-cell table:style-name="ce54" table:formula="of:=([.F16]*[.E16])" office:value-type="currency" office:currency="USD" office:value="876.8">
            <text:p>$876.80</text:p>
          </table:table-cell>
          <table:table-cell table:style-name="ce51" office:value-type="string">
            <text:p>Misumi</text:p>
          </table:table-cell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54"/>
          <table:table-cell table:number-columns-repeated="1017"/>
        </table:table-row>
        <table:table-row table:style-name="ro1">
          <table:table-cell office:value-type="string">
            <text:p>M5 BHCS, Stainless Steel, 16mm</text:p>
          </table:table-cell>
          <table:table-cell/>
          <table:table-cell office:value-type="string">
            <text:p>92095A212</text:p>
          </table:table-cell>
          <table:table-cell/>
          <table:table-cell table:style-name="ce39" office:value-type="float" office:value="3">
            <text:p>3</text:p>
          </table:table-cell>
          <table:table-cell table:style-name="ce57" office:value-type="currency" office:currency="USD" office:value="7.91">
            <text:p>$7.91</text:p>
          </table:table-cell>
          <table:table-cell table:style-name="ce54" table:formula="of:=([.F19]*[.E19])" office:value-type="currency" office:currency="USD" office:value="23.73">
            <text:p>$23.73</text:p>
          </table:table-cell>
          <table:table-cell table:style-name="ce39" office:value-type="string">
            <text:p>Mcmaste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>
            <text:p>Description</text:p>
          </table:table-cell>
          <table:table-cell table:style-name="ce46" office:value-type="string">
            <text:p>Material</text:p>
          </table:table-cell>
          <table:table-cell table:style-name="ce46" office:value-type="string">
            <text:p>Item #</text:p>
          </table:table-cell>
          <table:table-cell table:style-name="ce46" office:value-type="string">
            <text:p>Qty Required</text:p>
          </table:table-cell>
          <table:table-cell table:style-name="ce46" office:value-type="string">
            <text:p>Qty to order</text:p>
          </table:table-cell>
          <table:table-cell table:style-name="ce46" office:value-type="string">
            <text:p>Price Each</text:p>
          </table:table-cell>
          <table:table-cell table:style-name="ce46" office:value-type="string">
            <text:p>Price Total 250</text:p>
          </table:table-cell>
          <table:table-cell table:style-name="ce46" office:value-type="string">
            <text:p>Supplier</text:p>
          </table:table-cell>
          <table:table-cell table:number-columns-repeated="1016"/>
        </table:table-row>
        <table:table-row table:style-name="ro1">
          <table:table-cell table:style-name="ce47" office:value-type="string">
            <text:p>Aluminum Kit w/ thds</text:p>
          </table:table-cell>
          <table:table-cell table:style-name="ce50"/>
          <table:table-cell table:style-name="ce51" table:number-columns-repeated="3"/>
          <table:table-cell table:style-name="ce54"/>
          <table:table-cell table:style-name="ce59" table:formula="of:=SUM([.G24:.G28])" office:value-type="currency" office:currency="USD" office:value="5847.552">
            <text:p>$5,847.55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5" office:value-type="string">
            <text:p>Aluminum Extrusion – 2020 Series, 420mm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4">
            <text:p>4</text:p>
          </table:table-cell>
          <table:table-cell table:style-name="ce29" table:formula="of:=64*[.D24]" office:value-type="float" office:value="256">
            <text:p>256</text:p>
          </table:table-cell>
          <table:table-cell table:style-name="ce55" office:value-type="currency" office:currency="USD" office:value="3.447">
            <text:p>$3.45</text:p>
          </table:table-cell>
          <table:table-cell table:style-name="ce54" table:formula="of:=([.F24]*[.E24])" office:value-type="currency" office:currency="USD" office:value="882.432">
            <text:p>$882.43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luminum Extrusion – 2020 Series, 420mm, tapped on both ends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2">
            <text:p>2</text:p>
          </table:table-cell>
          <table:table-cell table:style-name="ce29" table:formula="of:=64*[.D25]" office:value-type="float" office:value="128">
            <text:p>128</text:p>
          </table:table-cell>
          <table:table-cell table:style-name="ce55" office:value-type="currency" office:currency="USD" office:value="6.372">
            <text:p>$6.37</text:p>
          </table:table-cell>
          <table:table-cell table:style-name="ce54" table:formula="of:=([.F25]*[.E25])" office:value-type="currency" office:currency="USD" office:value="815.616">
            <text:p>$815.62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luminum Extrusion – 2020 Series, 340mm, tapped on both ends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4">
            <text:p>4</text:p>
          </table:table-cell>
          <table:table-cell table:style-name="ce29" table:formula="of:=64*[.D26]" office:value-type="float" office:value="256">
            <text:p>256</text:p>
          </table:table-cell>
          <table:table-cell table:style-name="ce56" office:value-type="currency" office:currency="USD" office:value="5.994">
            <text:p>$5.99</text:p>
          </table:table-cell>
          <table:table-cell table:style-name="ce54" table:formula="of:=([.F26]*[.E26])" office:value-type="currency" office:currency="USD" office:value="1534.464">
            <text:p>$1,534.46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48" office:value-type="string">
            <text:p>Aluminum Extrusion – 2020 Series, 300mm, tapped on both ends</text:p>
          </table:table-cell>
          <table:table-cell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4">
            <text:p>4</text:p>
          </table:table-cell>
          <table:table-cell table:style-name="ce29" table:formula="of:=64*[.D27]" office:value-type="float" office:value="256">
            <text:p>256</text:p>
          </table:table-cell>
          <table:table-cell table:style-name="ce57" office:value-type="currency" office:currency="USD" office:value="6.2775">
            <text:p>$6.28</text:p>
          </table:table-cell>
          <table:table-cell table:style-name="ce54" table:formula="of:=([.F27]*[.E27])" office:value-type="currency" office:currency="USD" office:value="1607.04">
            <text:p>$1,607.04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49" office:value-type="string">
            <text:p>Economy T-nuts for 2020 with M5 x 0.8 threads</text:p>
          </table:table-cell>
          <table:table-cell office:value-type="string">
            <text:p>Low Carbon Steel</text:p>
          </table:table-cell>
          <table:table-cell/>
          <table:table-cell table:style-name="ce39" office:value-type="float" office:value="1">
            <text:p>1</text:p>
          </table:table-cell>
          <table:table-cell table:style-name="ce29" office:value-type="float" office:value="6400">
            <text:p>6400</text:p>
          </table:table-cell>
          <table:table-cell table:style-name="ce57" office:value-type="currency" office:currency="USD" office:value="0.1575">
            <text:p>$0.16</text:p>
          </table:table-cell>
          <table:table-cell table:style-name="ce54" table:formula="of:=([.F28]*[.E28])" office:value-type="currency" office:currency="USD" office:value="1008">
            <text:p>$1,008.00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ce29"/>
          <table:table-cell table:style-name="ce58"/>
          <table:table-cell table:number-columns-repeated="1018"/>
        </table:table-row>
        <table:table-row table:style-name="ro1">
          <table:table-cell table:style-name="ce47" office:value-type="string">
            <text:p>Aluminum Kit w/o thds</text:p>
          </table:table-cell>
          <table:table-cell table:style-name="ce50"/>
          <table:table-cell table:style-name="ce51" table:number-columns-repeated="2"/>
          <table:table-cell table:style-name="ce29"/>
          <table:table-cell table:style-name="ce54"/>
          <table:table-cell table:style-name="ce59" table:formula="of:=SUM([.G34:.G37])" office:value-type="currency" office:currency="USD" office:value="3975.552">
            <text:p>$3,975.55</text:p>
          </table:table-cell>
          <table:table-cell table:style-name="ce51"/>
          <table:table-cell table:number-columns-repeated="1016"/>
        </table:table-row>
        <table:table-row table:style-name="ro1">
          <table:table-cell table:style-name="ce5" office:value-type="string">
            <text:p>Aluminum Extrusion – 2020 Series, 420mm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6">
            <text:p>6</text:p>
          </table:table-cell>
          <table:table-cell table:style-name="ce29" table:formula="of:=64*[.D34]" office:value-type="float" office:value="384">
            <text:p>384</text:p>
          </table:table-cell>
          <table:table-cell table:style-name="ce55" office:value-type="currency" office:currency="USD" office:value="3.447">
            <text:p>$3.45</text:p>
          </table:table-cell>
          <table:table-cell table:style-name="ce54" table:formula="of:=([.F34]*[.E34])" office:value-type="currency" office:currency="USD" office:value="1323.648">
            <text:p>$1,323.65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luminum Extrusion – 2020 Series, 340mm</text:p>
          </table:table-cell>
          <table:table-cell table:style-name="ce25"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4">
            <text:p>4</text:p>
          </table:table-cell>
          <table:table-cell table:style-name="ce29" table:formula="of:=64*[.D35]" office:value-type="float" office:value="256">
            <text:p>256</text:p>
          </table:table-cell>
          <table:table-cell table:style-name="ce56" office:value-type="currency" office:currency="USD" office:value="3.069">
            <text:p>$3.07</text:p>
          </table:table-cell>
          <table:table-cell table:style-name="ce54" table:formula="of:=([.F35]*[.E35])" office:value-type="currency" office:currency="USD" office:value="785.664">
            <text:p>$785.66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48" office:value-type="string">
            <text:p>Aluminum Extrusion – 2020 Series, 300mm</text:p>
          </table:table-cell>
          <table:table-cell office:value-type="string">
            <text:p>aluminum</text:p>
          </table:table-cell>
          <table:table-cell table:style-name="ce52" office:value-type="string">
            <text:p>20-2020</text:p>
          </table:table-cell>
          <table:table-cell table:style-name="ce29" office:value-type="float" office:value="4">
            <text:p>4</text:p>
          </table:table-cell>
          <table:table-cell table:style-name="ce29" table:formula="of:=64*[.D36]" office:value-type="float" office:value="256">
            <text:p>256</text:p>
          </table:table-cell>
          <table:table-cell table:style-name="ce57" office:value-type="currency" office:currency="USD" office:value="3.3525">
            <text:p>$3.35</text:p>
          </table:table-cell>
          <table:table-cell table:style-name="ce54" table:formula="of:=([.F36]*[.E36])" office:value-type="currency" office:currency="USD" office:value="858.24">
            <text:p>$858.24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>
          <table:table-cell table:style-name="ce49" office:value-type="string">
            <text:p>Economy T-nuts for 2020 with M5 x 0.8 threads</text:p>
          </table:table-cell>
          <table:table-cell office:value-type="string">
            <text:p>Low Carbon Steel</text:p>
          </table:table-cell>
          <table:table-cell/>
          <table:table-cell table:style-name="ce39" office:value-type="float" office:value="1">
            <text:p>1</text:p>
          </table:table-cell>
          <table:table-cell table:style-name="ce29" office:value-type="float" office:value="6400">
            <text:p>6400</text:p>
          </table:table-cell>
          <table:table-cell table:style-name="ce57" office:value-type="currency" office:currency="USD" office:value="0.1575">
            <text:p>$0.16</text:p>
          </table:table-cell>
          <table:table-cell table:style-name="ce54" table:formula="of:=([.F37]*[.E37])" office:value-type="currency" office:currency="USD" office:value="1008">
            <text:p>$1,008.00</text:p>
          </table:table-cell>
          <table:table-cell table:style-name="ce51" office:value-type="float" office:value="8020">
            <text:p>8020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BOM.$A$1" table:expression="NA()"/>
        <table:named-expression table:name="Excel_BuiltIn_Print_Area_1" table:base-cell-address="$BOM.$A$1" table:expression="NA()"/>
        <table:named-expression table:name="Excel_BuiltIn_Print_Area_1_1" table:base-cell-address="$BOM.$A$1" table:expression="NA()"/>
        <table:named-expression table:name="Excel_BuiltIn_Print_Area_1_1_1" table:base-cell-address="$BOM.$A$1" table:expression="NA()"/>
        <table:named-expression table:name="Excel_BuiltIn_Print_Area_2" table:base-cell-address="$BOM.$A$1" table:expression="NA()"/>
        <table:named-expression table:name="Excel_BuiltIn_Sheet_Title" table:base-cell-address="$BOM.$A$1" table:expression="&quot;Sheet1&quot;"/>
        <table:named-expression table:name="Excel_BuiltIn_Sheet_Title_1" table:base-cell-address="$BOM.$A$1" table:expression="&quot;Sheet1&quot;"/>
        <table:named-expression table:name="Excel_BuiltIn_Sheet_Title_1_1" table:base-cell-address="$BOM.$A$1" table:expression="&quot;Sheet1&quot;"/>
        <table:named-expression table:name="Excel_BuiltIn_Sheet_Title_2" table:base-cell-address="$BOM.$A$1" table:expression="&quot;Sheet2&quot;"/>
        <table:named-expression table:name="Excel_BuiltIn_Sheet_Title_2_1" table:base-cell-address="$BOM.$A$1" table:expression="&quot;Sheet2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1" svg:font-family="Cantarell"/>
    <style:font-face style:name="Calibri" svg:font-family="Calibri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text> $</number:text>
      <number:number number:decimal-places="3" number:min-integer-digits="1" number:grouping="true"/>
      <number:text> </number:text>
    </number:number-style>
    <number:number-style style:name="N128P1" style:volatile="true">
      <number:text> $(</number:text>
      <number:number number:decimal-places="3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Zen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972in" fo:margin-bottom="0.5972in" fo:margin-left="0.7in" fo:margin-right="0.7in" style:first-page-number="continue" style:scale-to-X="1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innema</meta:initial-creator>
    <meta:creation-date>2011-01-21T10:01:31</meta:creation-date>
    <dc:date>2012-08-10T13:26:35</dc:date>
    <meta:print-date>2011-09-20T15:28:16</meta:print-date>
    <meta:editing-cycles>174</meta:editing-cycles>
    <meta:editing-duration>P15DT13H48M5S</meta:editing-duration>
    <meta:generator>LibreOffice/3.5$Linux_X86_64 LibreOffice_project/350m1$Build-2</meta:generator>
    <dc:creator>aleph </dc:creator>
    <meta:document-statistic meta:table-count="2" meta:cell-count="1330" meta:object-count="0"/>
  </office:meta>
</office:document-meta>
</file>